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2"/>
        <table:table-row table:style-name="ro1"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Quality of Life Index</text:p>
          </table:table-cell>
          <table:table-cell table:style-name="ce1" office:value-type="string" calcext:value-type="string">
            <text:p>Purchasing Power Index</text:p>
          </table:table-cell>
          <table:table-cell table:style-name="ce1" office:value-type="string" calcext:value-type="string">
            <text:p>Safety Index</text:p>
          </table:table-cell>
          <table:table-cell table:style-name="ce1" office:value-type="string" calcext:value-type="string">
            <text:p>Health Care Index</text:p>
          </table:table-cell>
          <table:table-cell table:style-name="ce1" office:value-type="string" calcext:value-type="string">
            <text:p>Cost of Living Index</text:p>
          </table:table-cell>
          <table:table-cell table:style-name="ce1" office:value-type="string" calcext:value-type="string">
            <text:p>Property Price to Income Ratio</text:p>
          </table:table-cell>
          <table:table-cell table:style-name="ce1" office:value-type="string" calcext:value-type="string">
            <text:p>Traffic Commute Time Index</text:p>
          </table:table-cell>
          <table:table-cell table:style-name="ce1" office:value-type="string" calcext:value-type="string">
            <text:p>Pollution Index</text:p>
          </table:table-cell>
          <table:table-cell table:style-name="ce1" office:value-type="string" calcext:value-type="string">
            <text:p>Climate Index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leigh, NC, United States</text:p>
          </table:table-cell>
          <table:table-cell office:value-type="float" office:value="199.23" calcext:value-type="float">
            <text:p>199.23</text:p>
          </table:table-cell>
          <table:table-cell office:value-type="float" office:value="124.39" calcext:value-type="float">
            <text:p>124.39</text:p>
          </table:table-cell>
          <table:table-cell office:value-type="float" office:value="65.55" calcext:value-type="float">
            <text:p>65.55</text:p>
          </table:table-cell>
          <table:table-cell office:value-type="float" office:value="75.62" calcext:value-type="float">
            <text:p>75.62</text:p>
          </table:table-cell>
          <table:table-cell office:value-type="float" office:value="71.18" calcext:value-type="float">
            <text:p>71.18</text:p>
          </table:table-cell>
          <table:table-cell office:value-type="float" office:value="3.18" calcext:value-type="float">
            <text:p>3.18</text:p>
          </table:table-cell>
          <table:table-cell office:value-type="float" office:value="32.27" calcext:value-type="float">
            <text:p>32.27</text:p>
          </table:table-cell>
          <table:table-cell office:value-type="float" office:value="22.61" calcext:value-type="float">
            <text:p>22.61</text:p>
          </table:table-cell>
          <table:table-cell office:value-type="float" office:value="83.88" calcext:value-type="float">
            <text:p>83.8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dison, WI, United States</text:p>
          </table:table-cell>
          <table:table-cell office:value-type="float" office:value="192.32" calcext:value-type="float">
            <text:p>192.32</text:p>
          </table:table-cell>
          <table:table-cell office:value-type="float" office:value="113.23" calcext:value-type="float">
            <text:p>113.23</text:p>
          </table:table-cell>
          <table:table-cell office:value-type="float" office:value="67.15" calcext:value-type="float">
            <text:p>67.15</text:p>
          </table:table-cell>
          <table:table-cell office:value-type="float" office:value="78.89" calcext:value-type="float">
            <text:p>78.89</text:p>
          </table:table-cell>
          <table:table-cell office:value-type="float" office:value="68.69" calcext:value-type="float">
            <text:p>68.69</text:p>
          </table:table-cell>
          <table:table-cell office:value-type="float" office:value="3.59" calcext:value-type="float">
            <text:p>3.59</text:p>
          </table:table-cell>
          <table:table-cell office:value-type="float" office:value="23.59" calcext:value-type="float">
            <text:p>23.59</text:p>
          </table:table-cell>
          <table:table-cell office:value-type="float" office:value="19.59" calcext:value-type="float">
            <text:p>19.59</text:p>
          </table:table-cell>
          <table:table-cell office:value-type="float" office:value="51.64" calcext:value-type="float">
            <text:p>51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umbus, OH, United States</text:p>
          </table:table-cell>
          <table:table-cell office:value-type="float" office:value="191.12" calcext:value-type="float">
            <text:p>191.12</text:p>
          </table:table-cell>
          <table:table-cell office:value-type="float" office:value="122.05" calcext:value-type="float">
            <text:p>122.05</text:p>
          </table:table-cell>
          <table:table-cell office:value-type="float" office:value="56.57" calcext:value-type="float">
            <text:p>56.57</text:p>
          </table:table-cell>
          <table:table-cell office:value-type="float" office:value="74.19" calcext:value-type="float">
            <text:p>74.19</text:p>
          </table:table-cell>
          <table:table-cell office:value-type="float" office:value="73.13" calcext:value-type="float">
            <text:p>73.13</text:p>
          </table:table-cell>
          <table:table-cell office:value-type="float" office:value="2.45" calcext:value-type="float">
            <text:p>2.45</text:p>
          </table:table-cell>
          <table:table-cell office:value-type="float" office:value="25.56" calcext:value-type="float">
            <text:p>25.56</text:p>
          </table:table-cell>
          <table:table-cell office:value-type="float" office:value="25.32" calcext:value-type="float">
            <text:p>25.32</text:p>
          </table:table-cell>
          <table:table-cell office:value-type="float" office:value="71.29" calcext:value-type="float">
            <text:p>71.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ustin, TX, United States</text:p>
          </table:table-cell>
          <table:table-cell office:value-type="float" office:value="188.46" calcext:value-type="float">
            <text:p>188.46</text:p>
          </table:table-cell>
          <table:table-cell office:value-type="float" office:value="129.63" calcext:value-type="float">
            <text:p>129.63</text:p>
          </table:table-cell>
          <table:table-cell office:value-type="float" office:value="64.2" calcext:value-type="float">
            <text:p>64.2</text:p>
          </table:table-cell>
          <table:table-cell office:value-type="float" office:value="70.69" calcext:value-type="float">
            <text:p>70.69</text:p>
          </table:table-cell>
          <table:table-cell office:value-type="float" office:value="63.04" calcext:value-type="float">
            <text:p>63.04</text:p>
          </table:table-cell>
          <table:table-cell office:value-type="float" office:value="3.59" calcext:value-type="float">
            <text:p>3.59</text:p>
          </table:table-cell>
          <table:table-cell office:value-type="float" office:value="34.12" calcext:value-type="float">
            <text:p>34.12</text:p>
          </table:table-cell>
          <table:table-cell office:value-type="float" office:value="36.27" calcext:value-type="float">
            <text:p>36.27</text:p>
          </table:table-cell>
          <table:table-cell office:value-type="float" office:value="82.08" calcext:value-type="float">
            <text:p>82.0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ctoria, Canada</text:p>
          </table:table-cell>
          <table:table-cell office:value-type="float" office:value="187.37" calcext:value-type="float">
            <text:p>187.37</text:p>
          </table:table-cell>
          <table:table-cell office:value-type="float" office:value="87.61" calcext:value-type="float">
            <text:p>87.61</text:p>
          </table:table-cell>
          <table:table-cell office:value-type="float" office:value="64.68" calcext:value-type="float">
            <text:p>64.68</text:p>
          </table:table-cell>
          <table:table-cell office:value-type="float" office:value="69.89" calcext:value-type="float">
            <text:p>69.89</text:p>
          </table:table-cell>
          <table:table-cell office:value-type="float" office:value="72.64" calcext:value-type="float">
            <text:p>72.64</text:p>
          </table:table-cell>
          <table:table-cell office:value-type="float" office:value="7.27" calcext:value-type="float">
            <text:p>7.27</text:p>
          </table:table-cell>
          <table:table-cell office:value-type="float" office:value="28.47" calcext:value-type="float">
            <text:p>28.47</text:p>
          </table:table-cell>
          <table:table-cell office:value-type="float" office:value="15.05" calcext:value-type="float">
            <text:p>15.05</text:p>
          </table:table-cell>
          <table:table-cell office:value-type="float" office:value="92.52" calcext:value-type="float">
            <text:p>92.5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arlotte, NC, United States</text:p>
          </table:table-cell>
          <table:table-cell office:value-type="float" office:value="186.65" calcext:value-type="float">
            <text:p>186.65</text:p>
          </table:table-cell>
          <table:table-cell office:value-type="float" office:value="120" calcext:value-type="float">
            <text:p>120</text:p>
          </table:table-cell>
          <table:table-cell office:value-type="float" office:value="55.81" calcext:value-type="float">
            <text:p>55.81</text:p>
          </table:table-cell>
          <table:table-cell office:value-type="float" office:value="73.88" calcext:value-type="float">
            <text:p>73.88</text:p>
          </table:table-cell>
          <table:table-cell office:value-type="float" office:value="72.66" calcext:value-type="float">
            <text:p>72.66</text:p>
          </table:table-cell>
          <table:table-cell office:value-type="float" office:value="3.01" calcext:value-type="float">
            <text:p>3.01</text:p>
          </table:table-cell>
          <table:table-cell office:value-type="float" office:value="35.19" calcext:value-type="float">
            <text:p>35.19</text:p>
          </table:table-cell>
          <table:table-cell office:value-type="float" office:value="28.44" calcext:value-type="float">
            <text:p>28.44</text:p>
          </table:table-cell>
          <table:table-cell office:value-type="float" office:value="84.05" calcext:value-type="float">
            <text:p>84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hmond, VA, United States</text:p>
          </table:table-cell>
          <table:table-cell office:value-type="float" office:value="183.89" calcext:value-type="float">
            <text:p>183.89</text:p>
          </table:table-cell>
          <table:table-cell office:value-type="float" office:value="106.27" calcext:value-type="float">
            <text:p>106.27</text:p>
          </table:table-cell>
          <table:table-cell office:value-type="float" office:value="54.98" calcext:value-type="float">
            <text:p>54.98</text:p>
          </table:table-cell>
          <table:table-cell office:value-type="float" office:value="73.86" calcext:value-type="float">
            <text:p>73.86</text:p>
          </table:table-cell>
          <table:table-cell office:value-type="float" office:value="68.31" calcext:value-type="float">
            <text:p>68.31</text:p>
          </table:table-cell>
          <table:table-cell office:value-type="float" office:value="3.84" calcext:value-type="float">
            <text:p>3.84</text:p>
          </table:table-cell>
          <table:table-cell office:value-type="float" office:value="21.96" calcext:value-type="float">
            <text:p>21.96</text:p>
          </table:table-cell>
          <table:table-cell office:value-type="float" office:value="31.63" calcext:value-type="float">
            <text:p>31.63</text:p>
          </table:table-cell>
          <table:table-cell office:value-type="float" office:value="81.27" calcext:value-type="float">
            <text:p>81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 Diego, CA, United States</text:p>
          </table:table-cell>
          <table:table-cell office:value-type="float" office:value="183.74" calcext:value-type="float">
            <text:p>183.74</text:p>
          </table:table-cell>
          <table:table-cell office:value-type="float" office:value="112.72" calcext:value-type="float">
            <text:p>112.72</text:p>
          </table:table-cell>
          <table:table-cell office:value-type="float" office:value="63.49" calcext:value-type="float">
            <text:p>63.49</text:p>
          </table:table-cell>
          <table:table-cell office:value-type="float" office:value="70.15" calcext:value-type="float">
            <text:p>70.15</text:p>
          </table:table-cell>
          <table:table-cell office:value-type="float" office:value="80.22" calcext:value-type="float">
            <text:p>80.22</text:p>
          </table:table-cell>
          <table:table-cell office:value-type="float" office:value="5.24" calcext:value-type="float">
            <text:p>5.24</text:p>
          </table:table-cell>
          <table:table-cell office:value-type="float" office:value="33.8" calcext:value-type="float">
            <text:p>33.8</text:p>
          </table:table-cell>
          <table:table-cell office:value-type="float" office:value="35.04" calcext:value-type="float">
            <text:p>35.04</text:p>
          </table:table-cell>
          <table:table-cell office:value-type="float" office:value="97.08" calcext:value-type="float">
            <text:p>97.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uffalo, NY, United States</text:p>
          </table:table-cell>
          <table:table-cell office:value-type="float" office:value="181.27" calcext:value-type="float">
            <text:p>181.27</text:p>
          </table:table-cell>
          <table:table-cell office:value-type="float" office:value="94.89" calcext:value-type="float">
            <text:p>94.89</text:p>
          </table:table-cell>
          <table:table-cell office:value-type="float" office:value="55.01" calcext:value-type="float">
            <text:p>55.01</text:p>
          </table:table-cell>
          <table:table-cell office:value-type="float" office:value="76.84" calcext:value-type="float">
            <text:p>76.84</text:p>
          </table:table-cell>
          <table:table-cell office:value-type="float" office:value="72.95" calcext:value-type="float">
            <text:p>72.95</text:p>
          </table:table-cell>
          <table:table-cell office:value-type="float" office:value="2.01" calcext:value-type="float">
            <text:p>2.01</text:p>
          </table:table-cell>
          <table:table-cell office:value-type="float" office:value="22.17" calcext:value-type="float">
            <text:p>22.17</text:p>
          </table:table-cell>
          <table:table-cell office:value-type="float" office:value="25.02" calcext:value-type="float">
            <text:p>25.02</text:p>
          </table:table-cell>
          <table:table-cell office:value-type="float" office:value="66.43" calcext:value-type="float">
            <text:p>66.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allas, TX, United States</text:p>
          </table:table-cell>
          <table:table-cell office:value-type="float" office:value="180.73" calcext:value-type="float">
            <text:p>180.73</text:p>
          </table:table-cell>
          <table:table-cell office:value-type="float" office:value="141.09" calcext:value-type="float">
            <text:p>141.09</text:p>
          </table:table-cell>
          <table:table-cell office:value-type="float" office:value="50.29" calcext:value-type="float">
            <text:p>50.29</text:p>
          </table:table-cell>
          <table:table-cell office:value-type="float" office:value="65.61" calcext:value-type="float">
            <text:p>65.61</text:p>
          </table:table-cell>
          <table:table-cell office:value-type="float" office:value="64.8" calcext:value-type="float">
            <text:p>64.8</text:p>
          </table:table-cell>
          <table:table-cell office:value-type="float" office:value="2.35" calcext:value-type="float">
            <text:p>2.35</text:p>
          </table:table-cell>
          <table:table-cell office:value-type="float" office:value="35.22" calcext:value-type="float">
            <text:p>35.22</text:p>
          </table:table-cell>
          <table:table-cell office:value-type="float" office:value="41.92" calcext:value-type="float">
            <text:p>41.92</text:p>
          </table:table-cell>
          <table:table-cell office:value-type="float" office:value="81.85" calcext:value-type="float">
            <text:p>81.8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eattle, WA, United States</text:p>
          </table:table-cell>
          <table:table-cell office:value-type="float" office:value="179.84" calcext:value-type="float">
            <text:p>179.84</text:p>
          </table:table-cell>
          <table:table-cell office:value-type="float" office:value="121.2" calcext:value-type="float">
            <text:p>121.2</text:p>
          </table:table-cell>
          <table:table-cell office:value-type="float" office:value="50.89" calcext:value-type="float">
            <text:p>50.89</text:p>
          </table:table-cell>
          <table:table-cell office:value-type="float" office:value="73.49" calcext:value-type="float">
            <text:p>73.49</text:p>
          </table:table-cell>
          <table:table-cell office:value-type="float" office:value="89.48" calcext:value-type="float">
            <text:p>89.48</text:p>
          </table:table-cell>
          <table:table-cell office:value-type="float" office:value="5.23" calcext:value-type="float">
            <text:p>5.23</text:p>
          </table:table-cell>
          <table:table-cell office:value-type="float" office:value="41.57" calcext:value-type="float">
            <text:p>41.57</text:p>
          </table:table-cell>
          <table:table-cell office:value-type="float" office:value="28.63" calcext:value-type="float">
            <text:p>28.63</text:p>
          </table:table-cell>
          <table:table-cell office:value-type="float" office:value="91.73" calcext:value-type="float">
            <text:p>91.7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Quebec City, Canada</text:p>
          </table:table-cell>
          <table:table-cell office:value-type="float" office:value="179.25" calcext:value-type="float">
            <text:p>179.25</text:p>
          </table:table-cell>
          <table:table-cell office:value-type="float" office:value="92.31" calcext:value-type="float">
            <text:p>92.31</text:p>
          </table:table-cell>
          <table:table-cell office:value-type="float" office:value="85.24" calcext:value-type="float">
            <text:p>85.24</text:p>
          </table:table-cell>
          <table:table-cell office:value-type="float" office:value="71.23" calcext:value-type="float">
            <text:p>71.23</text:p>
          </table:table-cell>
          <table:table-cell office:value-type="float" office:value="67.37" calcext:value-type="float">
            <text:p>67.37</text:p>
          </table:table-cell>
          <table:table-cell office:value-type="float" office:value="4.56" calcext:value-type="float">
            <text:p>4.56</text:p>
          </table:table-cell>
          <table:table-cell office:value-type="float" office:value="27.91" calcext:value-type="float">
            <text:p>27.91</text:p>
          </table:table-cell>
          <table:table-cell office:value-type="float" office:value="29.29" calcext:value-type="float">
            <text:p>29.29</text:p>
          </table:table-cell>
          <table:table-cell office:value-type="float" office:value="47.98" calcext:value-type="float">
            <text:p>47.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nsas City, MO, United States</text:p>
          </table:table-cell>
          <table:table-cell office:value-type="float" office:value="178.85" calcext:value-type="float">
            <text:p>178.85</text:p>
          </table:table-cell>
          <table:table-cell office:value-type="float" office:value="113.55" calcext:value-type="float">
            <text:p>113.55</text:p>
          </table:table-cell>
          <table:table-cell office:value-type="float" office:value="40.59" calcext:value-type="float">
            <text:p>40.59</text:p>
          </table:table-cell>
          <table:table-cell office:value-type="float" office:value="79.4" calcext:value-type="float">
            <text:p>79.4</text:p>
          </table:table-cell>
          <table:table-cell office:value-type="float" office:value="68.86" calcext:value-type="float">
            <text:p>68.86</text:p>
          </table:table-cell>
          <table:table-cell office:value-type="float" office:value="2.28" calcext:value-type="float">
            <text:p>2.28</text:p>
          </table:table-cell>
          <table:table-cell office:value-type="float" office:value="26.29" calcext:value-type="float">
            <text:p>26.29</text:p>
          </table:table-cell>
          <table:table-cell office:value-type="float" office:value="32.03" calcext:value-type="float">
            <text:p>32.03</text:p>
          </table:table-cell>
          <table:table-cell office:value-type="float" office:value="75.08" calcext:value-type="float">
            <text:p>75.0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algary, Canada</text:p>
          </table:table-cell>
          <table:table-cell office:value-type="float" office:value="177.49" calcext:value-type="float">
            <text:p>177.49</text:p>
          </table:table-cell>
          <table:table-cell office:value-type="float" office:value="113.16" calcext:value-type="float">
            <text:p>113.16</text:p>
          </table:table-cell>
          <table:table-cell office:value-type="float" office:value="65.51" calcext:value-type="float">
            <text:p>65.51</text:p>
          </table:table-cell>
          <table:table-cell office:value-type="float" office:value="76.43" calcext:value-type="float">
            <text:p>76.43</text:p>
          </table:table-cell>
          <table:table-cell office:value-type="float" office:value="73.65" calcext:value-type="float">
            <text:p>73.65</text:p>
          </table:table-cell>
          <table:table-cell office:value-type="float" office:value="3.71" calcext:value-type="float">
            <text:p>3.71</text:p>
          </table:table-cell>
          <table:table-cell office:value-type="float" office:value="30.1" calcext:value-type="float">
            <text:p>30.1</text:p>
          </table:table-cell>
          <table:table-cell office:value-type="float" office:value="24" calcext:value-type="float">
            <text:p>24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ortland, OR, United States</text:p>
          </table:table-cell>
          <table:table-cell office:value-type="float" office:value="175.74" calcext:value-type="float">
            <text:p>175.74</text:p>
          </table:table-cell>
          <table:table-cell office:value-type="float" office:value="100.7" calcext:value-type="float">
            <text:p>100.7</text:p>
          </table:table-cell>
          <table:table-cell office:value-type="float" office:value="51.24" calcext:value-type="float">
            <text:p>51.24</text:p>
          </table:table-cell>
          <table:table-cell office:value-type="float" office:value="73.84" calcext:value-type="float">
            <text:p>73.84</text:p>
          </table:table-cell>
          <table:table-cell office:value-type="float" office:value="78.68" calcext:value-type="float">
            <text:p>78.68</text:p>
          </table:table-cell>
          <table:table-cell office:value-type="float" office:value="4.34" calcext:value-type="float">
            <text:p>4.34</text:p>
          </table:table-cell>
          <table:table-cell office:value-type="float" office:value="33.08" calcext:value-type="float">
            <text:p>33.08</text:p>
          </table:table-cell>
          <table:table-cell office:value-type="float" office:value="31.2" calcext:value-type="float">
            <text:p>31.2</text:p>
          </table:table-cell>
          <table:table-cell office:value-type="float" office:value="89.56" calcext:value-type="float">
            <text:p>89.5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an Jose, CA, United States</text:p>
          </table:table-cell>
          <table:table-cell office:value-type="float" office:value="175.7" calcext:value-type="float">
            <text:p>175.7</text:p>
          </table:table-cell>
          <table:table-cell office:value-type="float" office:value="131.28" calcext:value-type="float">
            <text:p>131.28</text:p>
          </table:table-cell>
          <table:table-cell office:value-type="float" office:value="53.47" calcext:value-type="float">
            <text:p>53.47</text:p>
          </table:table-cell>
          <table:table-cell office:value-type="float" office:value="73.23" calcext:value-type="float">
            <text:p>73.23</text:p>
          </table:table-cell>
          <table:table-cell office:value-type="float" office:value="78.55" calcext:value-type="float">
            <text:p>78.55</text:p>
          </table:table-cell>
          <table:table-cell office:value-type="float" office:value="6.75" calcext:value-type="float">
            <text:p>6.75</text:p>
          </table:table-cell>
          <table:table-cell office:value-type="float" office:value="38.11" calcext:value-type="float">
            <text:p>38.11</text:p>
          </table:table-cell>
          <table:table-cell office:value-type="float" office:value="46.54" calcext:value-type="float">
            <text:p>46.54</text:p>
          </table:table-cell>
          <table:table-cell office:value-type="float" office:value="95.53" calcext:value-type="float">
            <text:p>95.5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ancouver, Canada</text:p>
          </table:table-cell>
          <table:table-cell office:value-type="float" office:value="175.57" calcext:value-type="float">
            <text:p>175.57</text:p>
          </table:table-cell>
          <table:table-cell office:value-type="float" office:value="92.47" calcext:value-type="float">
            <text:p>92.47</text:p>
          </table:table-cell>
          <table:table-cell office:value-type="float" office:value="63.55" calcext:value-type="float">
            <text:p>63.55</text:p>
          </table:table-cell>
          <table:table-cell office:value-type="float" office:value="75.46" calcext:value-type="float">
            <text:p>75.46</text:p>
          </table:table-cell>
          <table:table-cell office:value-type="float" office:value="76.22" calcext:value-type="float">
            <text:p>76.22</text:p>
          </table:table-cell>
          <table:table-cell office:value-type="float" office:value="11.41" calcext:value-type="float">
            <text:p>11.41</text:p>
          </table:table-cell>
          <table:table-cell office:value-type="float" office:value="37.23" calcext:value-type="float">
            <text:p>37.23</text:p>
          </table:table-cell>
          <table:table-cell office:value-type="float" office:value="24.17" calcext:value-type="float">
            <text:p>24.17</text:p>
          </table:table-cell>
          <table:table-cell office:value-type="float" office:value="91.15" calcext:value-type="float">
            <text:p>91.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no, NV, United States</text:p>
          </table:table-cell>
          <table:table-cell office:value-type="float" office:value="174.86" calcext:value-type="float">
            <text:p>174.86</text:p>
          </table:table-cell>
          <table:table-cell office:value-type="float" office:value="116.18" calcext:value-type="float">
            <text:p>116.18</text:p>
          </table:table-cell>
          <table:table-cell office:value-type="float" office:value="54.4" calcext:value-type="float">
            <text:p>54.4</text:p>
          </table:table-cell>
          <table:table-cell office:value-type="float" office:value="62.24" calcext:value-type="float">
            <text:p>62.24</text:p>
          </table:table-cell>
          <table:table-cell office:value-type="float" office:value="67.38" calcext:value-type="float">
            <text:p>67.38</text:p>
          </table:table-cell>
          <table:table-cell office:value-type="float" office:value="3.61" calcext:value-type="float">
            <text:p>3.61</text:p>
          </table:table-cell>
          <table:table-cell office:value-type="float" office:value="25.1" calcext:value-type="float">
            <text:p>25.1</text:p>
          </table:table-cell>
          <table:table-cell office:value-type="float" office:value="32.36" calcext:value-type="float">
            <text:p>32.36</text:p>
          </table:table-cell>
          <table:table-cell office:value-type="float" office:value="62.28" calcext:value-type="float">
            <text:p>62.2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Ottawa, Canada</text:p>
          </table:table-cell>
          <table:table-cell office:value-type="float" office:value="174.23" calcext:value-type="float">
            <text:p>174.23</text:p>
          </table:table-cell>
          <table:table-cell office:value-type="float" office:value="87.41" calcext:value-type="float">
            <text:p>87.41</text:p>
          </table:table-cell>
          <table:table-cell office:value-type="float" office:value="74.15" calcext:value-type="float">
            <text:p>74.15</text:p>
          </table:table-cell>
          <table:table-cell office:value-type="float" office:value="74.97" calcext:value-type="float">
            <text:p>74.97</text:p>
          </table:table-cell>
          <table:table-cell office:value-type="float" office:value="72.15" calcext:value-type="float">
            <text:p>72.15</text:p>
          </table:table-cell>
          <table:table-cell office:value-type="float" office:value="5.67" calcext:value-type="float">
            <text:p>5.67</text:p>
          </table:table-cell>
          <table:table-cell office:value-type="float" office:value="31.19" calcext:value-type="float">
            <text:p>31.19</text:p>
          </table:table-cell>
          <table:table-cell office:value-type="float" office:value="21.21" calcext:value-type="float">
            <text:p>21.21</text:p>
          </table:table-cell>
          <table:table-cell office:value-type="float" office:value="44.46" calcext:value-type="float">
            <text:p>44.4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ampa, FL, United States</text:p>
          </table:table-cell>
          <table:table-cell office:value-type="float" office:value="173.52" calcext:value-type="float">
            <text:p>173.52</text:p>
          </table:table-cell>
          <table:table-cell office:value-type="float" office:value="104.1" calcext:value-type="float">
            <text:p>104.1</text:p>
          </table:table-cell>
          <table:table-cell office:value-type="float" office:value="50.77" calcext:value-type="float">
            <text:p>50.77</text:p>
          </table:table-cell>
          <table:table-cell office:value-type="float" office:value="68.64" calcext:value-type="float">
            <text:p>68.64</text:p>
          </table:table-cell>
          <table:table-cell office:value-type="float" office:value="79.53" calcext:value-type="float">
            <text:p>79.53</text:p>
          </table:table-cell>
          <table:table-cell office:value-type="float" office:value="3.35" calcext:value-type="float">
            <text:p>3.35</text:p>
          </table:table-cell>
          <table:table-cell office:value-type="float" office:value="35.84" calcext:value-type="float">
            <text:p>35.84</text:p>
          </table:table-cell>
          <table:table-cell office:value-type="float" office:value="29.94" calcext:value-type="float">
            <text:p>29.94</text:p>
          </table:table-cell>
          <table:table-cell office:value-type="float" office:value="84.67" calcext:value-type="float">
            <text:p>84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int Louis, MO, United States</text:p>
          </table:table-cell>
          <table:table-cell office:value-type="float" office:value="172.79" calcext:value-type="float">
            <text:p>172.79</text:p>
          </table:table-cell>
          <table:table-cell office:value-type="float" office:value="120.26" calcext:value-type="float">
            <text:p>120.26</text:p>
          </table:table-cell>
          <table:table-cell office:value-type="float" office:value="29.66" calcext:value-type="float">
            <text:p>29.66</text:p>
          </table:table-cell>
          <table:table-cell office:value-type="float" office:value="81.38" calcext:value-type="float">
            <text:p>81.38</text:p>
          </table:table-cell>
          <table:table-cell office:value-type="float" office:value="68.23" calcext:value-type="float">
            <text:p>68.23</text:p>
          </table:table-cell>
          <table:table-cell office:value-type="float" office:value="1.89" calcext:value-type="float">
            <text:p>1.89</text:p>
          </table:table-cell>
          <table:table-cell office:value-type="float" office:value="27.16" calcext:value-type="float">
            <text:p>27.16</text:p>
          </table:table-cell>
          <table:table-cell office:value-type="float" office:value="38" calcext:value-type="float">
            <text:p>38</text:p>
          </table:table-cell>
          <table:table-cell office:value-type="float" office:value="74.75" calcext:value-type="float">
            <text:p>74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ncinnati, OH, United States</text:p>
          </table:table-cell>
          <table:table-cell office:value-type="float" office:value="171.67" calcext:value-type="float">
            <text:p>171.67</text:p>
          </table:table-cell>
          <table:table-cell office:value-type="float" office:value="111.12" calcext:value-type="float">
            <text:p>111.12</text:p>
          </table:table-cell>
          <table:table-cell office:value-type="float" office:value="51.63" calcext:value-type="float">
            <text:p>51.63</text:p>
          </table:table-cell>
          <table:table-cell office:value-type="float" office:value="68.77" calcext:value-type="float">
            <text:p>68.77</text:p>
          </table:table-cell>
          <table:table-cell office:value-type="float" office:value="63.64" calcext:value-type="float">
            <text:p>63.64</text:p>
          </table:table-cell>
          <table:table-cell office:value-type="float" office:value="2.49" calcext:value-type="float">
            <text:p>2.49</text:p>
          </table:table-cell>
          <table:table-cell office:value-type="float" office:value="24.89" calcext:value-type="float">
            <text:p>24.89</text:p>
          </table:table-cell>
          <table:table-cell office:value-type="float" office:value="43.82" calcext:value-type="float">
            <text:p>43.82</text:p>
          </table:table-cell>
          <table:table-cell office:value-type="float" office:value="73.24" calcext:value-type="float">
            <text:p>73.2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ashville, TN, United States</text:p>
          </table:table-cell>
          <table:table-cell office:value-type="float" office:value="170.85" calcext:value-type="float">
            <text:p>170.85</text:p>
          </table:table-cell>
          <table:table-cell office:value-type="float" office:value="112.53" calcext:value-type="float">
            <text:p>112.53</text:p>
          </table:table-cell>
          <table:table-cell office:value-type="float" office:value="52.22" calcext:value-type="float">
            <text:p>52.22</text:p>
          </table:table-cell>
          <table:table-cell office:value-type="float" office:value="63.95" calcext:value-type="float">
            <text:p>63.95</text:p>
          </table:table-cell>
          <table:table-cell office:value-type="float" office:value="72.15" calcext:value-type="float">
            <text:p>72.15</text:p>
          </table:table-cell>
          <table:table-cell office:value-type="float" office:value="3.06" calcext:value-type="float">
            <text:p>3.06</text:p>
          </table:table-cell>
          <table:table-cell office:value-type="float" office:value="38.88" calcext:value-type="float">
            <text:p>38.88</text:p>
          </table:table-cell>
          <table:table-cell office:value-type="float" office:value="35.71" calcext:value-type="float">
            <text:p>35.71</text:p>
          </table:table-cell>
          <table:table-cell office:value-type="float" office:value="83.02" calcext:value-type="float">
            <text:p>83.0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dianapolis, IN, United States</text:p>
          </table:table-cell>
          <table:table-cell office:value-type="float" office:value="170.68" calcext:value-type="float">
            <text:p>170.68</text:p>
          </table:table-cell>
          <table:table-cell office:value-type="float" office:value="120.19" calcext:value-type="float">
            <text:p>120.19</text:p>
          </table:table-cell>
          <table:table-cell office:value-type="float" office:value="42.44" calcext:value-type="float">
            <text:p>42.44</text:p>
          </table:table-cell>
          <table:table-cell office:value-type="float" office:value="73.01" calcext:value-type="float">
            <text:p>73.01</text:p>
          </table:table-cell>
          <table:table-cell office:value-type="float" office:value="65.62" calcext:value-type="float">
            <text:p>65.62</text:p>
          </table:table-cell>
          <table:table-cell office:value-type="float" office:value="2.18" calcext:value-type="float">
            <text:p>2.18</text:p>
          </table:table-cell>
          <table:table-cell office:value-type="float" office:value="29.07" calcext:value-type="float">
            <text:p>29.07</text:p>
          </table:table-cell>
          <table:table-cell office:value-type="float" office:value="41.78" calcext:value-type="float">
            <text:p>41.78</text:p>
          </table:table-cell>
          <table:table-cell office:value-type="float" office:value="69.92" calcext:value-type="float">
            <text:p>69.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cksonville, FL, United States</text:p>
          </table:table-cell>
          <table:table-cell office:value-type="float" office:value="169.14" calcext:value-type="float">
            <text:p>169.14</text:p>
          </table:table-cell>
          <table:table-cell office:value-type="float" office:value="110.9" calcext:value-type="float">
            <text:p>110.9</text:p>
          </table:table-cell>
          <table:table-cell office:value-type="float" office:value="41.96" calcext:value-type="float">
            <text:p>41.96</text:p>
          </table:table-cell>
          <table:table-cell office:value-type="float" office:value="69.48" calcext:value-type="float">
            <text:p>69.48</text:p>
          </table:table-cell>
          <table:table-cell office:value-type="float" office:value="69.47" calcext:value-type="float">
            <text:p>69.47</text:p>
          </table:table-cell>
          <table:table-cell office:value-type="float" office:value="2.98" calcext:value-type="float">
            <text:p>2.98</text:p>
          </table:table-cell>
          <table:table-cell office:value-type="float" office:value="35.23" calcext:value-type="float">
            <text:p>35.23</text:p>
          </table:table-cell>
          <table:table-cell office:value-type="float" office:value="38.58" calcext:value-type="float">
            <text:p>38.58</text:p>
          </table:table-cell>
          <table:table-cell office:value-type="float" office:value="87.81" calcext:value-type="float">
            <text:p>87.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 Antonio, TX, United States</text:p>
          </table:table-cell>
          <table:table-cell office:value-type="float" office:value="168.84" calcext:value-type="float">
            <text:p>168.84</text:p>
          </table:table-cell>
          <table:table-cell office:value-type="float" office:value="104.38" calcext:value-type="float">
            <text:p>104.38</text:p>
          </table:table-cell>
          <table:table-cell office:value-type="float" office:value="51.32" calcext:value-type="float">
            <text:p>51.32</text:p>
          </table:table-cell>
          <table:table-cell office:value-type="float" office:value="72.06" calcext:value-type="float">
            <text:p>72.06</text:p>
          </table:table-cell>
          <table:table-cell office:value-type="float" office:value="64.61" calcext:value-type="float">
            <text:p>64.61</text:p>
          </table:table-cell>
          <table:table-cell office:value-type="float" office:value="2.57" calcext:value-type="float">
            <text:p>2.57</text:p>
          </table:table-cell>
          <table:table-cell office:value-type="float" office:value="30.5" calcext:value-type="float">
            <text:p>30.5</text:p>
          </table:table-cell>
          <table:table-cell office:value-type="float" office:value="44.96" calcext:value-type="float">
            <text:p>44.96</text:p>
          </table:table-cell>
          <table:table-cell office:value-type="float" office:value="80.58" calcext:value-type="float">
            <text:p>80.5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ucson, AZ, United States</text:p>
          </table:table-cell>
          <table:table-cell office:value-type="float" office:value="168.62" calcext:value-type="float">
            <text:p>168.62</text:p>
          </table:table-cell>
          <table:table-cell office:value-type="float" office:value="94.9" calcext:value-type="float">
            <text:p>94.9</text:p>
          </table:table-cell>
          <table:table-cell office:value-type="float" office:value="49.48" calcext:value-type="float">
            <text:p>49.48</text:p>
          </table:table-cell>
          <table:table-cell office:value-type="float" office:value="59.05" calcext:value-type="float">
            <text:p>59.05</text:p>
          </table:table-cell>
          <table:table-cell office:value-type="float" office:value="67.18" calcext:value-type="float">
            <text:p>67.18</text:p>
          </table:table-cell>
          <table:table-cell office:value-type="float" office:value="3.15" calcext:value-type="float">
            <text:p>3.15</text:p>
          </table:table-cell>
          <table:table-cell office:value-type="float" office:value="29.24" calcext:value-type="float">
            <text:p>29.24</text:p>
          </table:table-cell>
          <table:table-cell office:value-type="float" office:value="26.15" calcext:value-type="float">
            <text:p>26.15</text:p>
          </table:table-cell>
          <table:table-cell office:value-type="float" office:value="72.66" calcext:value-type="float">
            <text:p>72.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nneapolis, MN, United States</text:p>
          </table:table-cell>
          <table:table-cell office:value-type="float" office:value="168.6" calcext:value-type="float">
            <text:p>168.6</text:p>
          </table:table-cell>
          <table:table-cell office:value-type="float" office:value="111.91" calcext:value-type="float">
            <text:p>111.91</text:p>
          </table:table-cell>
          <table:table-cell office:value-type="float" office:value="47.75" calcext:value-type="float">
            <text:p>47.75</text:p>
          </table:table-cell>
          <table:table-cell office:value-type="float" office:value="78.45" calcext:value-type="float">
            <text:p>78.45</text:p>
          </table:table-cell>
          <table:table-cell office:value-type="float" office:value="82.47" calcext:value-type="float">
            <text:p>82.47</text:p>
          </table:table-cell>
          <table:table-cell office:value-type="float" office:value="3.7" calcext:value-type="float">
            <text:p>3.7</text:p>
          </table:table-cell>
          <table:table-cell office:value-type="float" office:value="36.56" calcext:value-type="float">
            <text:p>36.56</text:p>
          </table:table-cell>
          <table:table-cell office:value-type="float" office:value="26.52" calcext:value-type="float">
            <text:p>26.52</text:p>
          </table:table-cell>
          <table:table-cell office:value-type="float" office:value="49.46" calcext:value-type="float">
            <text:p>49.4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Kelowna, Canada</text:p>
          </table:table-cell>
          <table:table-cell office:value-type="float" office:value="168.53" calcext:value-type="float">
            <text:p>168.53</text:p>
          </table:table-cell>
          <table:table-cell office:value-type="float" office:value="86.36" calcext:value-type="float">
            <text:p>86.36</text:p>
          </table:table-cell>
          <table:table-cell office:value-type="float" office:value="49.69" calcext:value-type="float">
            <text:p>49.69</text:p>
          </table:table-cell>
          <table:table-cell office:value-type="float" office:value="75.26" calcext:value-type="float">
            <text:p>75.26</text:p>
          </table:table-cell>
          <table:table-cell office:value-type="float" office:value="66.83" calcext:value-type="float">
            <text:p>66.83</text:p>
          </table:table-cell>
          <table:table-cell office:value-type="float" office:value="5.35" calcext:value-type="float">
            <text:p>5.35</text:p>
          </table:table-cell>
          <table:table-cell office:value-type="float" office:value="28.9" calcext:value-type="float">
            <text:p>28.9</text:p>
          </table:table-cell>
          <table:table-cell office:value-type="float" office:value="21.55" calcext:value-type="float">
            <text:p>21.55</text:p>
          </table:table-cell>
          <table:table-cell office:value-type="float" office:value="59.65" calcext:value-type="float">
            <text:p>59.6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pokane, WA, United States</text:p>
          </table:table-cell>
          <table:table-cell office:value-type="float" office:value="168.34" calcext:value-type="float">
            <text:p>168.34</text:p>
          </table:table-cell>
          <table:table-cell office:value-type="float" office:value="88.99" calcext:value-type="float">
            <text:p>88.99</text:p>
          </table:table-cell>
          <table:table-cell office:value-type="float" office:value="45.53" calcext:value-type="float">
            <text:p>45.53</text:p>
          </table:table-cell>
          <table:table-cell office:value-type="float" office:value="63.66" calcext:value-type="float">
            <text:p>63.66</text:p>
          </table:table-cell>
          <table:table-cell office:value-type="float" office:value="73.5" calcext:value-type="float">
            <text:p>73.5</text:p>
          </table:table-cell>
          <table:table-cell office:value-type="float" office:value="5.48" calcext:value-type="float">
            <text:p>5.48</text:p>
          </table:table-cell>
          <table:table-cell office:value-type="float" office:value="23.73" calcext:value-type="float">
            <text:p>23.73</text:p>
          </table:table-cell>
          <table:table-cell office:value-type="float" office:value="19.75" calcext:value-type="float">
            <text:p>19.75</text:p>
          </table:table-cell>
          <table:table-cell office:value-type="float" office:value="67.12" calcext:value-type="float">
            <text:p>67.1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oston, MA, United States</text:p>
          </table:table-cell>
          <table:table-cell office:value-type="float" office:value="168.02" calcext:value-type="float">
            <text:p>168.02</text:p>
          </table:table-cell>
          <table:table-cell office:value-type="float" office:value="99.43" calcext:value-type="float">
            <text:p>99.43</text:p>
          </table:table-cell>
          <table:table-cell office:value-type="float" office:value="64.48" calcext:value-type="float">
            <text:p>64.48</text:p>
          </table:table-cell>
          <table:table-cell office:value-type="float" office:value="75.12" calcext:value-type="float">
            <text:p>75.12</text:p>
          </table:table-cell>
          <table:table-cell office:value-type="float" office:value="89.29" calcext:value-type="float">
            <text:p>89.29</text:p>
          </table:table-cell>
          <table:table-cell office:value-type="float" office:value="8.3" calcext:value-type="float">
            <text:p>8.3</text:p>
          </table:table-cell>
          <table:table-cell office:value-type="float" office:value="45.42" calcext:value-type="float">
            <text:p>45.42</text:p>
          </table:table-cell>
          <table:table-cell office:value-type="float" office:value="27.03" calcext:value-type="float">
            <text:p>27.03</text:p>
          </table:table-cell>
          <table:table-cell office:value-type="float" office:value="71.73" calcext:value-type="float">
            <text:p>71.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cramento, CA, United States</text:p>
          </table:table-cell>
          <table:table-cell office:value-type="float" office:value="167.05" calcext:value-type="float">
            <text:p>167.05</text:p>
          </table:table-cell>
          <table:table-cell office:value-type="float" office:value="101.99" calcext:value-type="float">
            <text:p>101.99</text:p>
          </table:table-cell>
          <table:table-cell office:value-type="float" office:value="50.94" calcext:value-type="float">
            <text:p>50.94</text:p>
          </table:table-cell>
          <table:table-cell office:value-type="float" office:value="69.5" calcext:value-type="float">
            <text:p>69.5</text:p>
          </table:table-cell>
          <table:table-cell office:value-type="float" office:value="76.73" calcext:value-type="float">
            <text:p>76.73</text:p>
          </table:table-cell>
          <table:table-cell office:value-type="float" office:value="5.8" calcext:value-type="float">
            <text:p>5.8</text:p>
          </table:table-cell>
          <table:table-cell office:value-type="float" office:value="26.99" calcext:value-type="float">
            <text:p>26.99</text:p>
          </table:table-cell>
          <table:table-cell office:value-type="float" office:value="45.4" calcext:value-type="float">
            <text:p>45.4</text:p>
          </table:table-cell>
          <table:table-cell office:value-type="float" office:value="90.64" calcext:value-type="float">
            <text:p>90.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buquerque, NM, United States</text:p>
          </table:table-cell>
          <table:table-cell office:value-type="float" office:value="166.6" calcext:value-type="float">
            <text:p>166.6</text:p>
          </table:table-cell>
          <table:table-cell office:value-type="float" office:value="104.06" calcext:value-type="float">
            <text:p>104.06</text:p>
          </table:table-cell>
          <table:table-cell office:value-type="float" office:value="29.99" calcext:value-type="float">
            <text:p>29.99</text:p>
          </table:table-cell>
          <table:table-cell office:value-type="float" office:value="66.56" calcext:value-type="float">
            <text:p>66.56</text:p>
          </table:table-cell>
          <table:table-cell office:value-type="float" office:value="65.48" calcext:value-type="float">
            <text:p>65.48</text:p>
          </table:table-cell>
          <table:table-cell office:value-type="float" office:value="3.14" calcext:value-type="float">
            <text:p>3.14</text:p>
          </table:table-cell>
          <table:table-cell office:value-type="float" office:value="25.12" calcext:value-type="float">
            <text:p>25.12</text:p>
          </table:table-cell>
          <table:table-cell office:value-type="float" office:value="25.13" calcext:value-type="float">
            <text:p>25.13</text:p>
          </table:table-cell>
          <table:table-cell office:value-type="float" office:value="67.06" calcext:value-type="float">
            <text:p>67.0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alifax, Canada</text:p>
          </table:table-cell>
          <table:table-cell office:value-type="float" office:value="166.47" calcext:value-type="float">
            <text:p>166.47</text:p>
          </table:table-cell>
          <table:table-cell office:value-type="float" office:value="80.54" calcext:value-type="float">
            <text:p>80.54</text:p>
          </table:table-cell>
          <table:table-cell office:value-type="float" office:value="59.64" calcext:value-type="float">
            <text:p>59.64</text:p>
          </table:table-cell>
          <table:table-cell office:value-type="float" office:value="70.03" calcext:value-type="float">
            <text:p>70.03</text:p>
          </table:table-cell>
          <table:table-cell office:value-type="float" office:value="76.15" calcext:value-type="float">
            <text:p>76.15</text:p>
          </table:table-cell>
          <table:table-cell office:value-type="float" office:value="5.85" calcext:value-type="float">
            <text:p>5.85</text:p>
          </table:table-cell>
          <table:table-cell office:value-type="float" office:value="29.45" calcext:value-type="float">
            <text:p>29.45</text:p>
          </table:table-cell>
          <table:table-cell office:value-type="float" office:value="22.57" calcext:value-type="float">
            <text:p>22.57</text:p>
          </table:table-cell>
          <table:table-cell office:value-type="float" office:value="58.99" calcext:value-type="float">
            <text:p>58.9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Edmonton, Canada</text:p>
          </table:table-cell>
          <table:table-cell office:value-type="float" office:value="166.02" calcext:value-type="float">
            <text:p>166.02</text:p>
          </table:table-cell>
          <table:table-cell office:value-type="float" office:value="101.79" calcext:value-type="float">
            <text:p>101.79</text:p>
          </table:table-cell>
          <table:table-cell office:value-type="float" office:value="57.39" calcext:value-type="float">
            <text:p>57.39</text:p>
          </table:table-cell>
          <table:table-cell office:value-type="float" office:value="78.49" calcext:value-type="float">
            <text:p>78.49</text:p>
          </table:table-cell>
          <table:table-cell office:value-type="float" office:value="72.74" calcext:value-type="float">
            <text:p>72.74</text:p>
          </table:table-cell>
          <table:table-cell office:value-type="float" office:value="3.65" calcext:value-type="float">
            <text:p>3.65</text:p>
          </table:table-cell>
          <table:table-cell office:value-type="float" office:value="29.73" calcext:value-type="float">
            <text:p>29.73</text:p>
          </table:table-cell>
          <table:table-cell office:value-type="float" office:value="29.54" calcext:value-type="float">
            <text:p>29.54</text:p>
          </table:table-cell>
          <table:table-cell office:value-type="float" office:value="32.11" calcext:value-type="float">
            <text:p>32.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ittsburgh, PA, United States</text:p>
          </table:table-cell>
          <table:table-cell office:value-type="float" office:value="165.33" calcext:value-type="float">
            <text:p>165.33</text:p>
          </table:table-cell>
          <table:table-cell office:value-type="float" office:value="100.3" calcext:value-type="float">
            <text:p>100.3</text:p>
          </table:table-cell>
          <table:table-cell office:value-type="float" office:value="62.23" calcext:value-type="float">
            <text:p>62.23</text:p>
          </table:table-cell>
          <table:table-cell office:value-type="float" office:value="74.84" calcext:value-type="float">
            <text:p>74.84</text:p>
          </table:table-cell>
          <table:table-cell office:value-type="float" office:value="79.69" calcext:value-type="float">
            <text:p>79.69</text:p>
          </table:table-cell>
          <table:table-cell office:value-type="float" office:value="2.69" calcext:value-type="float">
            <text:p>2.69</text:p>
          </table:table-cell>
          <table:table-cell office:value-type="float" office:value="38.06" calcext:value-type="float">
            <text:p>38.06</text:p>
          </table:table-cell>
          <table:table-cell office:value-type="float" office:value="45.3" calcext:value-type="float">
            <text:p>45.3</text:p>
          </table:table-cell>
          <table:table-cell office:value-type="float" office:value="72.13" calcext:value-type="float">
            <text:p>72.1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Orlando, FL, United States</text:p>
          </table:table-cell>
          <table:table-cell office:value-type="float" office:value="164.45" calcext:value-type="float">
            <text:p>164.45</text:p>
          </table:table-cell>
          <table:table-cell office:value-type="float" office:value="96.75" calcext:value-type="float">
            <text:p>96.75</text:p>
          </table:table-cell>
          <table:table-cell office:value-type="float" office:value="48.07" calcext:value-type="float">
            <text:p>48.07</text:p>
          </table:table-cell>
          <table:table-cell office:value-type="float" office:value="62.5" calcext:value-type="float">
            <text:p>62.5</text:p>
          </table:table-cell>
          <table:table-cell office:value-type="float" office:value="69.38" calcext:value-type="float">
            <text:p>69.38</text:p>
          </table:table-cell>
          <table:table-cell office:value-type="float" office:value="3.27" calcext:value-type="float">
            <text:p>3.27</text:p>
          </table:table-cell>
          <table:table-cell office:value-type="float" office:value="36.88" calcext:value-type="float">
            <text:p>36.88</text:p>
          </table:table-cell>
          <table:table-cell office:value-type="float" office:value="35.58" calcext:value-type="float">
            <text:p>35.58</text:p>
          </table:table-cell>
          <table:table-cell office:value-type="float" office:value="87.23" calcext:value-type="float">
            <text:p>87.2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enver, CO, United States</text:p>
          </table:table-cell>
          <table:table-cell office:value-type="float" office:value="163.12" calcext:value-type="float">
            <text:p>163.12</text:p>
          </table:table-cell>
          <table:table-cell office:value-type="float" office:value="117.39" calcext:value-type="float">
            <text:p>117.39</text:p>
          </table:table-cell>
          <table:table-cell office:value-type="float" office:value="56.85" calcext:value-type="float">
            <text:p>56.85</text:p>
          </table:table-cell>
          <table:table-cell office:value-type="float" office:value="68.92" calcext:value-type="float">
            <text:p>68.92</text:p>
          </table:table-cell>
          <table:table-cell office:value-type="float" office:value="73.96" calcext:value-type="float">
            <text:p>73.96</text:p>
          </table:table-cell>
          <table:table-cell office:value-type="float" office:value="4.38" calcext:value-type="float">
            <text:p>4.38</text:p>
          </table:table-cell>
          <table:table-cell office:value-type="float" office:value="36.56" calcext:value-type="float">
            <text:p>36.56</text:p>
          </table:table-cell>
          <table:table-cell office:value-type="float" office:value="42.8" calcext:value-type="float">
            <text:p>42.8</text:p>
          </table:table-cell>
          <table:table-cell office:value-type="float" office:value="56.28" calcext:value-type="float">
            <text:p>56.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nchorage, AK, United States</text:p>
          </table:table-cell>
          <table:table-cell office:value-type="float" office:value="162.96" calcext:value-type="float">
            <text:p>162.96</text:p>
          </table:table-cell>
          <table:table-cell office:value-type="float" office:value="107.68" calcext:value-type="float">
            <text:p>107.68</text:p>
          </table:table-cell>
          <table:table-cell office:value-type="float" office:value="36.75" calcext:value-type="float">
            <text:p>36.75</text:p>
          </table:table-cell>
          <table:table-cell office:value-type="float" office:value="61.17" calcext:value-type="float">
            <text:p>61.17</text:p>
          </table:table-cell>
          <table:table-cell office:value-type="float" office:value="92.21" calcext:value-type="float">
            <text:p>92.21</text:p>
          </table:table-cell>
          <table:table-cell office:value-type="float" office:value="2.99" calcext:value-type="float">
            <text:p>2.99</text:p>
          </table:table-cell>
          <table:table-cell office:value-type="float" office:value="27.15" calcext:value-type="float">
            <text:p>27.15</text:p>
          </table:table-cell>
          <table:table-cell office:value-type="float" office:value="16.56" calcext:value-type="float">
            <text:p>16.56</text:p>
          </table:table-cell>
          <table:table-cell office:value-type="float" office:value="41.61" calcext:value-type="float">
            <text:p>41.6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Houston, TX, United States</text:p>
          </table:table-cell>
          <table:table-cell office:value-type="float" office:value="162.52" calcext:value-type="float">
            <text:p>162.52</text:p>
          </table:table-cell>
          <table:table-cell office:value-type="float" office:value="135.77" calcext:value-type="float">
            <text:p>135.77</text:p>
          </table:table-cell>
          <table:table-cell office:value-type="float" office:value="36.11" calcext:value-type="float">
            <text:p>36.11</text:p>
          </table:table-cell>
          <table:table-cell office:value-type="float" office:value="71.67" calcext:value-type="float">
            <text:p>71.67</text:p>
          </table:table-cell>
          <table:table-cell office:value-type="float" office:value="66.11" calcext:value-type="float">
            <text:p>66.11</text:p>
          </table:table-cell>
          <table:table-cell office:value-type="float" office:value="2.21" calcext:value-type="float">
            <text:p>2.21</text:p>
          </table:table-cell>
          <table:table-cell office:value-type="float" office:value="41.63" calcext:value-type="float">
            <text:p>41.63</text:p>
          </table:table-cell>
          <table:table-cell office:value-type="float" office:value="56.08" calcext:value-type="float">
            <text:p>56.08</text:p>
          </table:table-cell>
          <table:table-cell office:value-type="float" office:value="85.53" calcext:value-type="float">
            <text:p>85.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t Lake City, UT, United States</text:p>
          </table:table-cell>
          <table:table-cell office:value-type="float" office:value="161.79" calcext:value-type="float">
            <text:p>161.79</text:p>
          </table:table-cell>
          <table:table-cell office:value-type="float" office:value="126.02" calcext:value-type="float">
            <text:p>126.02</text:p>
          </table:table-cell>
          <table:table-cell office:value-type="float" office:value="67.64" calcext:value-type="float">
            <text:p>67.64</text:p>
          </table:table-cell>
          <table:table-cell office:value-type="float" office:value="71.38" calcext:value-type="float">
            <text:p>71.38</text:p>
          </table:table-cell>
          <table:table-cell office:value-type="float" office:value="63.89" calcext:value-type="float">
            <text:p>63.89</text:p>
          </table:table-cell>
          <table:table-cell office:value-type="float" office:value="7.04" calcext:value-type="float">
            <text:p>7.04</text:p>
          </table:table-cell>
          <table:table-cell office:value-type="float" office:value="35.41" calcext:value-type="float">
            <text:p>35.41</text:p>
          </table:table-cell>
          <table:table-cell office:value-type="float" office:value="63.04" calcext:value-type="float">
            <text:p>63.04</text:p>
          </table:table-cell>
          <table:table-cell office:value-type="float" office:value="66.52" calcext:value-type="float">
            <text:p>66.5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Atlanta, GA, United States</text:p>
          </table:table-cell>
          <table:table-cell office:value-type="float" office:value="161.61" calcext:value-type="float">
            <text:p>161.61</text:p>
          </table:table-cell>
          <table:table-cell office:value-type="float" office:value="120.43" calcext:value-type="float">
            <text:p>120.43</text:p>
          </table:table-cell>
          <table:table-cell office:value-type="float" office:value="38" calcext:value-type="float">
            <text:p>38</text:p>
          </table:table-cell>
          <table:table-cell office:value-type="float" office:value="67.34" calcext:value-type="float">
            <text:p>67.34</text:p>
          </table:table-cell>
          <table:table-cell office:value-type="float" office:value="76.22" calcext:value-type="float">
            <text:p>76.22</text:p>
          </table:table-cell>
          <table:table-cell office:value-type="float" office:value="3.79" calcext:value-type="float">
            <text:p>3.79</text:p>
          </table:table-cell>
          <table:table-cell office:value-type="float" office:value="42.18" calcext:value-type="float">
            <text:p>42.18</text:p>
          </table:table-cell>
          <table:table-cell office:value-type="float" office:value="44.85" calcext:value-type="float">
            <text:p>44.85</text:p>
          </table:table-cell>
          <table:table-cell office:value-type="float" office:value="89.73" calcext:value-type="float">
            <text:p>89.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Washington, DC, United States</text:p>
          </table:table-cell>
          <table:table-cell office:value-type="float" office:value="161.6" calcext:value-type="float">
            <text:p>161.6</text:p>
          </table:table-cell>
          <table:table-cell office:value-type="float" office:value="112.51" calcext:value-type="float">
            <text:p>112.51</text:p>
          </table:table-cell>
          <table:table-cell office:value-type="float" office:value="42.17" calcext:value-type="float">
            <text:p>42.17</text:p>
          </table:table-cell>
          <table:table-cell office:value-type="float" office:value="70.63" calcext:value-type="float">
            <text:p>70.63</text:p>
          </table:table-cell>
          <table:table-cell office:value-type="float" office:value="84.39" calcext:value-type="float">
            <text:p>84.39</text:p>
          </table:table-cell>
          <table:table-cell office:value-type="float" office:value="5" calcext:value-type="float">
            <text:p>5</text:p>
          </table:table-cell>
          <table:table-cell office:value-type="float" office:value="40.77" calcext:value-type="float">
            <text:p>40.77</text:p>
          </table:table-cell>
          <table:table-cell office:value-type="float" office:value="39.18" calcext:value-type="float">
            <text:p>39.18</text:p>
          </table:table-cell>
          <table:table-cell office:value-type="float" office:value="81.62" calcext:value-type="float">
            <text:p>81.6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ississauga, Canada</text:p>
          </table:table-cell>
          <table:table-cell office:value-type="float" office:value="160.45" calcext:value-type="float">
            <text:p>160.45</text:p>
          </table:table-cell>
          <table:table-cell office:value-type="float" office:value="85.26" calcext:value-type="float">
            <text:p>85.26</text:p>
          </table:table-cell>
          <table:table-cell office:value-type="float" office:value="57.98" calcext:value-type="float">
            <text:p>57.98</text:p>
          </table:table-cell>
          <table:table-cell office:value-type="float" office:value="70.65" calcext:value-type="float">
            <text:p>70.65</text:p>
          </table:table-cell>
          <table:table-cell office:value-type="float" office:value="72.16" calcext:value-type="float">
            <text:p>72.16</text:p>
          </table:table-cell>
          <table:table-cell office:value-type="float" office:value="7.7" calcext:value-type="float">
            <text:p>7.7</text:p>
          </table:table-cell>
          <table:table-cell office:value-type="float" office:value="38.79" calcext:value-type="float">
            <text:p>38.79</text:p>
          </table:table-cell>
          <table:table-cell office:value-type="float" office:value="24.25" calcext:value-type="float">
            <text:p>24.25</text:p>
          </table:table-cell>
          <table:table-cell office:value-type="float" office:value="58.72" calcext:value-type="float">
            <text:p>58.7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akland, CA, United States</text:p>
          </table:table-cell>
          <table:table-cell office:value-type="float" office:value="159.34" calcext:value-type="float">
            <text:p>159.34</text:p>
          </table:table-cell>
          <table:table-cell office:value-type="float" office:value="92.3" calcext:value-type="float">
            <text:p>92.3</text:p>
          </table:table-cell>
          <table:table-cell office:value-type="float" office:value="36.18" calcext:value-type="float">
            <text:p>36.18</text:p>
          </table:table-cell>
          <table:table-cell office:value-type="float" office:value="78.9" calcext:value-type="float">
            <text:p>78.9</text:p>
          </table:table-cell>
          <table:table-cell office:value-type="float" office:value="89.59" calcext:value-type="float">
            <text:p>89.59</text:p>
          </table:table-cell>
          <table:table-cell office:value-type="float" office:value="7.97" calcext:value-type="float">
            <text:p>7.97</text:p>
          </table:table-cell>
          <table:table-cell office:value-type="float" office:value="37.69" calcext:value-type="float">
            <text:p>37.69</text:p>
          </table:table-cell>
          <table:table-cell office:value-type="float" office:value="35.39" calcext:value-type="float">
            <text:p>35.39</text:p>
          </table:table-cell>
          <table:table-cell office:value-type="float" office:value="96.4" calcext:value-type="float">
            <text:p>96.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ntreal, Canada</text:p>
          </table:table-cell>
          <table:table-cell office:value-type="float" office:value="156.81" calcext:value-type="float">
            <text:p>156.81</text:p>
          </table:table-cell>
          <table:table-cell office:value-type="float" office:value="85.11" calcext:value-type="float">
            <text:p>85.11</text:p>
          </table:table-cell>
          <table:table-cell office:value-type="float" office:value="70.85" calcext:value-type="float">
            <text:p>70.85</text:p>
          </table:table-cell>
          <table:table-cell office:value-type="float" office:value="64.78" calcext:value-type="float">
            <text:p>64.78</text:p>
          </table:table-cell>
          <table:table-cell office:value-type="float" office:value="68.65" calcext:value-type="float">
            <text:p>68.65</text:p>
          </table:table-cell>
          <table:table-cell office:value-type="float" office:value="7.26" calcext:value-type="float">
            <text:p>7.26</text:p>
          </table:table-cell>
          <table:table-cell office:value-type="float" office:value="39.53" calcext:value-type="float">
            <text:p>39.53</text:p>
          </table:table-cell>
          <table:table-cell office:value-type="float" office:value="33.21" calcext:value-type="float">
            <text:p>33.21</text:p>
          </table:table-cell>
          <table:table-cell office:value-type="float" office:value="52.37" calcext:value-type="float">
            <text:p>52.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an Francisco, CA, United States</text:p>
          </table:table-cell>
          <table:table-cell office:value-type="float" office:value="156.65" calcext:value-type="float">
            <text:p>156.65</text:p>
          </table:table-cell>
          <table:table-cell office:value-type="float" office:value="126.95" calcext:value-type="float">
            <text:p>126.95</text:p>
          </table:table-cell>
          <table:table-cell office:value-type="float" office:value="43.88" calcext:value-type="float">
            <text:p>43.88</text:p>
          </table:table-cell>
          <table:table-cell office:value-type="float" office:value="65.17" calcext:value-type="float">
            <text:p>65.17</text:p>
          </table:table-cell>
          <table:table-cell office:value-type="float" office:value="93.35" calcext:value-type="float">
            <text:p>93.35</text:p>
          </table:table-cell>
          <table:table-cell office:value-type="float" office:value="7.99" calcext:value-type="float">
            <text:p>7.99</text:p>
          </table:table-cell>
          <table:table-cell office:value-type="float" office:value="51.3" calcext:value-type="float">
            <text:p>51.3</text:p>
          </table:table-cell>
          <table:table-cell office:value-type="float" office:value="47.36" calcext:value-type="float">
            <text:p>47.36</text:p>
          </table:table-cell>
          <table:table-cell office:value-type="float" office:value="97.26" calcext:value-type="float">
            <text:p>97.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leveland, OH, United States</text:p>
          </table:table-cell>
          <table:table-cell office:value-type="float" office:value="156.09" calcext:value-type="float">
            <text:p>156.09</text:p>
          </table:table-cell>
          <table:table-cell office:value-type="float" office:value="79.05" calcext:value-type="float">
            <text:p>79.05</text:p>
          </table:table-cell>
          <table:table-cell office:value-type="float" office:value="35.33" calcext:value-type="float">
            <text:p>35.33</text:p>
          </table:table-cell>
          <table:table-cell office:value-type="float" office:value="82.94" calcext:value-type="float">
            <text:p>82.94</text:p>
          </table:table-cell>
          <table:table-cell office:value-type="float" office:value="75.64" calcext:value-type="float">
            <text:p>75.64</text:p>
          </table:table-cell>
          <table:table-cell office:value-type="float" office:value="1.88" calcext:value-type="float">
            <text:p>1.88</text:p>
          </table:table-cell>
          <table:table-cell office:value-type="float" office:value="33.74" calcext:value-type="float">
            <text:p>33.74</text:p>
          </table:table-cell>
          <table:table-cell office:value-type="float" office:value="36.64" calcext:value-type="float">
            <text:p>36.64</text:p>
          </table:table-cell>
          <table:table-cell office:value-type="float" office:value="73.11" calcext:value-type="float">
            <text:p>73.1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onolulu, HI, United States</text:p>
          </table:table-cell>
          <table:table-cell office:value-type="float" office:value="155.87" calcext:value-type="float">
            <text:p>155.87</text:p>
          </table:table-cell>
          <table:table-cell office:value-type="float" office:value="76.42" calcext:value-type="float">
            <text:p>76.42</text:p>
          </table:table-cell>
          <table:table-cell office:value-type="float" office:value="56.08" calcext:value-type="float">
            <text:p>56.08</text:p>
          </table:table-cell>
          <table:table-cell office:value-type="float" office:value="72.42" calcext:value-type="float">
            <text:p>72.42</text:p>
          </table:table-cell>
          <table:table-cell office:value-type="float" office:value="95.92" calcext:value-type="float">
            <text:p>95.92</text:p>
          </table:table-cell>
          <table:table-cell office:value-type="float" office:value="8.75" calcext:value-type="float">
            <text:p>8.75</text:p>
          </table:table-cell>
          <table:table-cell office:value-type="float" office:value="41.19" calcext:value-type="float">
            <text:p>41.19</text:p>
          </table:table-cell>
          <table:table-cell office:value-type="float" office:value="36.82" calcext:value-type="float">
            <text:p>36.82</text:p>
          </table:table-cell>
          <table:table-cell office:value-type="float" office:value="95.33" calcext:value-type="float">
            <text:p>95.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altimore, MD, United States</text:p>
          </table:table-cell>
          <table:table-cell office:value-type="float" office:value="152.45" calcext:value-type="float">
            <text:p>152.45</text:p>
          </table:table-cell>
          <table:table-cell office:value-type="float" office:value="102.72" calcext:value-type="float">
            <text:p>102.72</text:p>
          </table:table-cell>
          <table:table-cell office:value-type="float" office:value="25.39" calcext:value-type="float">
            <text:p>25.39</text:p>
          </table:table-cell>
          <table:table-cell office:value-type="float" office:value="76.57" calcext:value-type="float">
            <text:p>76.57</text:p>
          </table:table-cell>
          <table:table-cell office:value-type="float" office:value="73.33" calcext:value-type="float">
            <text:p>73.33</text:p>
          </table:table-cell>
          <table:table-cell office:value-type="float" office:value="2.56" calcext:value-type="float">
            <text:p>2.56</text:p>
          </table:table-cell>
          <table:table-cell office:value-type="float" office:value="31.14" calcext:value-type="float">
            <text:p>31.14</text:p>
          </table:table-cell>
          <table:table-cell office:value-type="float" office:value="50.38" calcext:value-type="float">
            <text:p>50.38</text:p>
          </table:table-cell>
          <table:table-cell office:value-type="float" office:value="81.24" calcext:value-type="float">
            <text:p>81.2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hoenix, AZ, United States</text:p>
          </table:table-cell>
          <table:table-cell office:value-type="float" office:value="150.8" calcext:value-type="float">
            <text:p>150.8</text:p>
          </table:table-cell>
          <table:table-cell office:value-type="float" office:value="115.89" calcext:value-type="float">
            <text:p>115.89</text:p>
          </table:table-cell>
          <table:table-cell office:value-type="float" office:value="47.9" calcext:value-type="float">
            <text:p>47.9</text:p>
          </table:table-cell>
          <table:table-cell office:value-type="float" office:value="66.58" calcext:value-type="float">
            <text:p>66.58</text:p>
          </table:table-cell>
          <table:table-cell office:value-type="float" office:value="66.73" calcext:value-type="float">
            <text:p>66.73</text:p>
          </table:table-cell>
          <table:table-cell office:value-type="float" office:value="3.43" calcext:value-type="float">
            <text:p>3.43</text:p>
          </table:table-cell>
          <table:table-cell office:value-type="float" office:value="31.87" calcext:value-type="float">
            <text:p>31.87</text:p>
          </table:table-cell>
          <table:table-cell office:value-type="float" office:value="57.03" calcext:value-type="float">
            <text:p>57.03</text:p>
          </table:table-cell>
          <table:table-cell office:value-type="float" office:value="53.76" calcext:value-type="float">
            <text:p>53.7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iami, FL, United States</text:p>
          </table:table-cell>
          <table:table-cell office:value-type="float" office:value="149.63" calcext:value-type="float">
            <text:p>149.63</text:p>
          </table:table-cell>
          <table:table-cell office:value-type="float" office:value="84.06" calcext:value-type="float">
            <text:p>84.06</text:p>
          </table:table-cell>
          <table:table-cell office:value-type="float" office:value="46.85" calcext:value-type="float">
            <text:p>46.85</text:p>
          </table:table-cell>
          <table:table-cell office:value-type="float" office:value="62.94" calcext:value-type="float">
            <text:p>62.94</text:p>
          </table:table-cell>
          <table:table-cell office:value-type="float" office:value="78.14" calcext:value-type="float">
            <text:p>78.14</text:p>
          </table:table-cell>
          <table:table-cell office:value-type="float" office:value="5.37" calcext:value-type="float">
            <text:p>5.37</text:p>
          </table:table-cell>
          <table:table-cell office:value-type="float" office:value="43.4" calcext:value-type="float">
            <text:p>43.4</text:p>
          </table:table-cell>
          <table:table-cell office:value-type="float" office:value="39.41" calcext:value-type="float">
            <text:p>39.41</text:p>
          </table:table-cell>
          <table:table-cell office:value-type="float" office:value="85.69" calcext:value-type="float">
            <text:p>85.6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egina, Canada</text:p>
          </table:table-cell>
          <table:table-cell office:value-type="float" office:value="148.98" calcext:value-type="float">
            <text:p>148.98</text:p>
          </table:table-cell>
          <table:table-cell office:value-type="float" office:value="95.96" calcext:value-type="float">
            <text:p>95.96</text:p>
          </table:table-cell>
          <table:table-cell office:value-type="float" office:value="47.41" calcext:value-type="float">
            <text:p>47.41</text:p>
          </table:table-cell>
          <table:table-cell office:value-type="float" office:value="67.79" calcext:value-type="float">
            <text:p>67.79</text:p>
          </table:table-cell>
          <table:table-cell office:value-type="float" office:value="71.8" calcext:value-type="float">
            <text:p>71.8</text:p>
          </table:table-cell>
          <table:table-cell office:value-type="float" office:value="4.52" calcext:value-type="float">
            <text:p>4.52</text:p>
          </table:table-cell>
          <table:table-cell office:value-type="float" office:value="17.2" calcext:value-type="float">
            <text:p>17.2</text:p>
          </table:table-cell>
          <table:table-cell office:value-type="float" office:value="37.03" calcext:value-type="float">
            <text:p>37.03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Toronto, Canada</text:p>
          </table:table-cell>
          <table:table-cell office:value-type="float" office:value="148.69" calcext:value-type="float">
            <text:p>148.69</text:p>
          </table:table-cell>
          <table:table-cell office:value-type="float" office:value="85.21" calcext:value-type="float">
            <text:p>85.21</text:p>
          </table:table-cell>
          <table:table-cell office:value-type="float" office:value="60.16" calcext:value-type="float">
            <text:p>60.16</text:p>
          </table:table-cell>
          <table:table-cell office:value-type="float" office:value="75.87" calcext:value-type="float">
            <text:p>75.87</text:p>
          </table:table-cell>
          <table:table-cell office:value-type="float" office:value="75.69" calcext:value-type="float">
            <text:p>75.69</text:p>
          </table:table-cell>
          <table:table-cell office:value-type="float" office:value="12.37" calcext:value-type="float">
            <text:p>12.37</text:p>
          </table:table-cell>
          <table:table-cell office:value-type="float" office:value="44.98" calcext:value-type="float">
            <text:p>44.98</text:p>
          </table:table-cell>
          <table:table-cell office:value-type="float" office:value="37.77" calcext:value-type="float">
            <text:p>37.77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as Vegas, NV, United States</text:p>
          </table:table-cell>
          <table:table-cell office:value-type="float" office:value="148.18" calcext:value-type="float">
            <text:p>148.18</text:p>
          </table:table-cell>
          <table:table-cell office:value-type="float" office:value="109.9" calcext:value-type="float">
            <text:p>109.9</text:p>
          </table:table-cell>
          <table:table-cell office:value-type="float" office:value="43.81" calcext:value-type="float">
            <text:p>43.81</text:p>
          </table:table-cell>
          <table:table-cell office:value-type="float" office:value="55.81" calcext:value-type="float">
            <text:p>55.81</text:p>
          </table:table-cell>
          <table:table-cell office:value-type="float" office:value="68.92" calcext:value-type="float">
            <text:p>68.92</text:p>
          </table:table-cell>
          <table:table-cell office:value-type="float" office:value="3.17" calcext:value-type="float">
            <text:p>3.17</text:p>
          </table:table-cell>
          <table:table-cell office:value-type="float" office:value="27.36" calcext:value-type="float">
            <text:p>27.36</text:p>
          </table:table-cell>
          <table:table-cell office:value-type="float" office:value="53.11" calcext:value-type="float">
            <text:p>53.11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lwaukee, WI, United States</text:p>
          </table:table-cell>
          <table:table-cell office:value-type="float" office:value="147.94" calcext:value-type="float">
            <text:p>147.94</text:p>
          </table:table-cell>
          <table:table-cell office:value-type="float" office:value="77.38" calcext:value-type="float">
            <text:p>77.38</text:p>
          </table:table-cell>
          <table:table-cell office:value-type="float" office:value="31.45" calcext:value-type="float">
            <text:p>31.45</text:p>
          </table:table-cell>
          <table:table-cell office:value-type="float" office:value="65.73" calcext:value-type="float">
            <text:p>65.73</text:p>
          </table:table-cell>
          <table:table-cell office:value-type="float" office:value="80.96" calcext:value-type="float">
            <text:p>80.96</text:p>
          </table:table-cell>
          <table:table-cell office:value-type="float" office:value="3.29" calcext:value-type="float">
            <text:p>3.29</text:p>
          </table:table-cell>
          <table:table-cell office:value-type="float" office:value="28.54" calcext:value-type="float">
            <text:p>28.54</text:p>
          </table:table-cell>
          <table:table-cell office:value-type="float" office:value="29.54" calcext:value-type="float">
            <text:p>29.54</text:p>
          </table:table-cell>
          <table:table-cell office:value-type="float" office:value="60.96" calcext:value-type="float">
            <text:p>60.96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hicago, IL, United States</text:p>
          </table:table-cell>
          <table:table-cell office:value-type="float" office:value="146.58" calcext:value-type="float">
            <text:p>146.58</text:p>
          </table:table-cell>
          <table:table-cell office:value-type="float" office:value="106.32" calcext:value-type="float">
            <text:p>106.32</text:p>
          </table:table-cell>
          <table:table-cell office:value-type="float" office:value="35.19" calcext:value-type="float">
            <text:p>35.19</text:p>
          </table:table-cell>
          <table:table-cell office:value-type="float" office:value="66.41" calcext:value-type="float">
            <text:p>66.41</text:p>
          </table:table-cell>
          <table:table-cell office:value-type="float" office:value="80.38" calcext:value-type="float">
            <text:p>80.38</text:p>
          </table:table-cell>
          <table:table-cell office:value-type="float" office:value="4.05" calcext:value-type="float">
            <text:p>4.05</text:p>
          </table:table-cell>
          <table:table-cell office:value-type="float" office:value="42.07" calcext:value-type="float">
            <text:p>42.07</text:p>
          </table:table-cell>
          <table:table-cell office:value-type="float" office:value="43.52" calcext:value-type="float">
            <text:p>43.52</text:p>
          </table:table-cell>
          <table:table-cell office:value-type="float" office:value="66.11" calcext:value-type="float">
            <text:p>66.1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Winnipeg, Canada</text:p>
          </table:table-cell>
          <table:table-cell office:value-type="float" office:value="142.6" calcext:value-type="float">
            <text:p>142.6</text:p>
          </table:table-cell>
          <table:table-cell office:value-type="float" office:value="92.69" calcext:value-type="float">
            <text:p>92.69</text:p>
          </table:table-cell>
          <table:table-cell office:value-type="float" office:value="43.06" calcext:value-type="float">
            <text:p>43.06</text:p>
          </table:table-cell>
          <table:table-cell office:value-type="float" office:value="68.82" calcext:value-type="float">
            <text:p>68.82</text:p>
          </table:table-cell>
          <table:table-cell office:value-type="float" office:value="71.45" calcext:value-type="float">
            <text:p>71.45</text:p>
          </table:table-cell>
          <table:table-cell office:value-type="float" office:value="3.91" calcext:value-type="float">
            <text:p>3.91</text:p>
          </table:table-cell>
          <table:table-cell office:value-type="float" office:value="31.47" calcext:value-type="float">
            <text:p>31.47</text:p>
          </table:table-cell>
          <table:table-cell office:value-type="float" office:value="37.46" calcext:value-type="float">
            <text:p>37.46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amilton, Canada</text:p>
          </table:table-cell>
          <table:table-cell office:value-type="float" office:value="142.13" calcext:value-type="float">
            <text:p>142.13</text:p>
          </table:table-cell>
          <table:table-cell office:value-type="float" office:value="79.72" calcext:value-type="float">
            <text:p>79.72</text:p>
          </table:table-cell>
          <table:table-cell office:value-type="float" office:value="47.71" calcext:value-type="float">
            <text:p>47.71</text:p>
          </table:table-cell>
          <table:table-cell office:value-type="float" office:value="81.24" calcext:value-type="float">
            <text:p>81.24</text:p>
          </table:table-cell>
          <table:table-cell office:value-type="float" office:value="68.41" calcext:value-type="float">
            <text:p>68.41</text:p>
          </table:table-cell>
          <table:table-cell office:value-type="float" office:value="7.25" calcext:value-type="float">
            <text:p>7.25</text:p>
          </table:table-cell>
          <table:table-cell office:value-type="float" office:value="33.56" calcext:value-type="float">
            <text:p>33.56</text:p>
          </table:table-cell>
          <table:table-cell office:value-type="float" office:value="53.38" calcext:value-type="float">
            <text:p>53.38</text:p>
          </table:table-cell>
          <table:table-cell office:value-type="float" office:value="61.06" calcext:value-type="float">
            <text:p>61.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iladelphia, PA, United States</text:p>
          </table:table-cell>
          <table:table-cell office:value-type="float" office:value="140.25" calcext:value-type="float">
            <text:p>140.25</text:p>
          </table:table-cell>
          <table:table-cell office:value-type="float" office:value="85.04" calcext:value-type="float">
            <text:p>85.04</text:p>
          </table:table-cell>
          <table:table-cell office:value-type="float" office:value="38.49" calcext:value-type="float">
            <text:p>38.49</text:p>
          </table:table-cell>
          <table:table-cell office:value-type="float" office:value="69.38" calcext:value-type="float">
            <text:p>69.38</text:p>
          </table:table-cell>
          <table:table-cell office:value-type="float" office:value="79.12" calcext:value-type="float">
            <text:p>79.12</text:p>
          </table:table-cell>
          <table:table-cell office:value-type="float" office:value="4.48" calcext:value-type="float">
            <text:p>4.48</text:p>
          </table:table-cell>
          <table:table-cell office:value-type="float" office:value="39.2" calcext:value-type="float">
            <text:p>39.2</text:p>
          </table:table-cell>
          <table:table-cell office:value-type="float" office:value="52.15" calcext:value-type="float">
            <text:p>52.15</text:p>
          </table:table-cell>
          <table:table-cell office:value-type="float" office:value="77.98" calcext:value-type="float">
            <text:p>77.98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Brasilia, Brazil</text:p>
          </table:table-cell>
          <table:table-cell office:value-type="float" office:value="138.92" calcext:value-type="float">
            <text:p>138.92</text:p>
          </table:table-cell>
          <table:table-cell office:value-type="float" office:value="48.94" calcext:value-type="float">
            <text:p>48.94</text:p>
          </table:table-cell>
          <table:table-cell office:value-type="float" office:value="38.12" calcext:value-type="float">
            <text:p>38.12</text:p>
          </table:table-cell>
          <table:table-cell office:value-type="float" office:value="49.15" calcext:value-type="float">
            <text:p>49.15</text:p>
          </table:table-cell>
          <table:table-cell office:value-type="float" office:value="33.93" calcext:value-type="float">
            <text:p>33.93</text:p>
          </table:table-cell>
          <table:table-cell office:value-type="float" office:value="11.3" calcext:value-type="float">
            <text:p>11.3</text:p>
          </table:table-cell>
          <table:table-cell office:value-type="float" office:value="30.21" calcext:value-type="float">
            <text:p>30.21</text:p>
          </table:table-cell>
          <table:table-cell office:value-type="float" office:value="33.85" calcext:value-type="float">
            <text:p>33.85</text:p>
          </table:table-cell>
          <table:table-cell office:value-type="float" office:value="98.97" calcext:value-type="float">
            <text:p>98.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w York, NY, United States</text:p>
          </table:table-cell>
          <table:table-cell office:value-type="float" office:value="137.67" calcext:value-type="float">
            <text:p>137.67</text:p>
          </table:table-cell>
          <table:table-cell office:value-type="float" office:value="100" calcext:value-type="float">
            <text:p>100</text:p>
          </table:table-cell>
          <table:table-cell office:value-type="float" office:value="53.04" calcext:value-type="float">
            <text:p>53.04</text:p>
          </table:table-cell>
          <table:table-cell office:value-type="float" office:value="61.64" calcext:value-type="float">
            <text:p>61.64</text:p>
          </table:table-cell>
          <table:table-cell office:value-type="float" office:value="100" calcext:value-type="float">
            <text:p>100</text:p>
          </table:table-cell>
          <table:table-cell office:value-type="float" office:value="10.11" calcext:value-type="float">
            <text:p>10.11</text:p>
          </table:table-cell>
          <table:table-cell office:value-type="float" office:value="43.13" calcext:value-type="float">
            <text:p>43.13</text:p>
          </table:table-cell>
          <table:table-cell office:value-type="float" office:value="57.58" calcext:value-type="float">
            <text:p>57.58</text:p>
          </table:table-cell>
          <table:table-cell office:value-type="float" office:value="79.66" calcext:value-type="float">
            <text:p>79.66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uritiba, Brazil</text:p>
          </table:table-cell>
          <table:table-cell office:value-type="float" office:value="133.92" calcext:value-type="float">
            <text:p>133.92</text:p>
          </table:table-cell>
          <table:table-cell office:value-type="float" office:value="27.4" calcext:value-type="float">
            <text:p>27.4</text:p>
          </table:table-cell>
          <table:table-cell office:value-type="float" office:value="36.9" calcext:value-type="float">
            <text:p>36.9</text:p>
          </table:table-cell>
          <table:table-cell office:value-type="float" office:value="66.26" calcext:value-type="float">
            <text:p>66.26</text:p>
          </table:table-cell>
          <table:table-cell office:value-type="float" office:value="30.73" calcext:value-type="float">
            <text:p>30.73</text:p>
          </table:table-cell>
          <table:table-cell office:value-type="float" office:value="14.96" calcext:value-type="float">
            <text:p>14.96</text:p>
          </table:table-cell>
          <table:table-cell office:value-type="float" office:value="31.8" calcext:value-type="float">
            <text:p>31.8</text:p>
          </table:table-cell>
          <table:table-cell office:value-type="float" office:value="31.88" calcext:value-type="float">
            <text:p>31.88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os Angeles, CA, United States</text:p>
          </table:table-cell>
          <table:table-cell office:value-type="float" office:value="131.42" calcext:value-type="float">
            <text:p>131.42</text:p>
          </table:table-cell>
          <table:table-cell office:value-type="float" office:value="98.51" calcext:value-type="float">
            <text:p>98.51</text:p>
          </table:table-cell>
          <table:table-cell office:value-type="float" office:value="51.59" calcext:value-type="float">
            <text:p>51.59</text:p>
          </table:table-cell>
          <table:table-cell office:value-type="float" office:value="61.33" calcext:value-type="float">
            <text:p>61.33</text:p>
          </table:table-cell>
          <table:table-cell office:value-type="float" office:value="81.92" calcext:value-type="float">
            <text:p>81.92</text:p>
          </table:table-cell>
          <table:table-cell office:value-type="float" office:value="7.42" calcext:value-type="float">
            <text:p>7.42</text:p>
          </table:table-cell>
          <table:table-cell office:value-type="float" office:value="60.63" calcext:value-type="float">
            <text:p>60.63</text:p>
          </table:table-cell>
          <table:table-cell office:value-type="float" office:value="66.32" calcext:value-type="float">
            <text:p>66.32</text:p>
          </table:table-cell>
          <table:table-cell office:value-type="float" office:value="95.5" calcext:value-type="float">
            <text:p>95.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Campinas, Brazil</text:p>
          </table:table-cell>
          <table:table-cell office:value-type="float" office:value="130.45" calcext:value-type="float">
            <text:p>130.45</text:p>
          </table:table-cell>
          <table:table-cell office:value-type="float" office:value="35.97" calcext:value-type="float">
            <text:p>35.97</text:p>
          </table:table-cell>
          <table:table-cell office:value-type="float" office:value="33.67" calcext:value-type="float">
            <text:p>33.67</text:p>
          </table:table-cell>
          <table:table-cell office:value-type="float" office:value="61.41" calcext:value-type="float">
            <text:p>61.41</text:p>
          </table:table-cell>
          <table:table-cell office:value-type="float" office:value="34.83" calcext:value-type="float">
            <text:p>34.83</text:p>
          </table:table-cell>
          <table:table-cell office:value-type="float" office:value="10.45" calcext:value-type="float">
            <text:p>10.45</text:p>
          </table:table-cell>
          <table:table-cell office:value-type="float" office:value="28.52" calcext:value-type="float">
            <text:p>28.52</text:p>
          </table:table-cell>
          <table:table-cell office:value-type="float" office:value="45.14" calcext:value-type="float">
            <text:p>45.14</text:p>
          </table:table-cell>
          <table:table-cell office:value-type="float" office:value="98.87" calcext:value-type="float">
            <text:p>98.87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an Juan, Puerto Rico</text:p>
          </table:table-cell>
          <table:table-cell office:value-type="float" office:value="128.34" calcext:value-type="float">
            <text:p>128.34</text:p>
          </table:table-cell>
          <table:table-cell office:value-type="float" office:value="72.94" calcext:value-type="float">
            <text:p>72.94</text:p>
          </table:table-cell>
          <table:table-cell office:value-type="float" office:value="31" calcext:value-type="float">
            <text:p>31</text:p>
          </table:table-cell>
          <table:table-cell office:value-type="float" office:value="60.22" calcext:value-type="float">
            <text:p>60.22</text:p>
          </table:table-cell>
          <table:table-cell office:value-type="float" office:value="71.74" calcext:value-type="float">
            <text:p>71.74</text:p>
          </table:table-cell>
          <table:table-cell office:value-type="float" office:value="4.47" calcext:value-type="float">
            <text:p>4.47</text:p>
          </table:table-cell>
          <table:table-cell office:value-type="float" office:value="37.46" calcext:value-type="float">
            <text:p>37.46</text:p>
          </table:table-cell>
          <table:table-cell office:value-type="float" office:value="50.7" calcext:value-type="float">
            <text:p>50.7</text:p>
          </table:table-cell>
          <table:table-cell office:value-type="float" office:value="71.25" calcext:value-type="float">
            <text:p>71.2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Monterrey, Mexico</text:p>
          </table:table-cell>
          <table:table-cell office:value-type="float" office:value="123" calcext:value-type="float">
            <text:p>123</text:p>
          </table:table-cell>
          <table:table-cell office:value-type="float" office:value="46.63" calcext:value-type="float">
            <text:p>46.63</text:p>
          </table:table-cell>
          <table:table-cell office:value-type="float" office:value="50.21" calcext:value-type="float">
            <text:p>50.21</text:p>
          </table:table-cell>
          <table:table-cell office:value-type="float" office:value="66.61" calcext:value-type="float">
            <text:p>66.61</text:p>
          </table:table-cell>
          <table:table-cell office:value-type="float" office:value="39.97" calcext:value-type="float">
            <text:p>39.97</text:p>
          </table:table-cell>
          <table:table-cell office:value-type="float" office:value="6.42" calcext:value-type="float">
            <text:p>6.42</text:p>
          </table:table-cell>
          <table:table-cell office:value-type="float" office:value="31.46" calcext:value-type="float">
            <text:p>31.46</text:p>
          </table:table-cell>
          <table:table-cell office:value-type="float" office:value="72.07" calcext:value-type="float">
            <text:p>72.07</text:p>
          </table:table-cell>
          <table:table-cell office:value-type="float" office:value="80.37" calcext:value-type="float">
            <text:p>80.37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Montevideo, Uruguay</text:p>
          </table:table-cell>
          <table:table-cell office:value-type="float" office:value="121.76" calcext:value-type="float">
            <text:p>121.76</text:p>
          </table:table-cell>
          <table:table-cell office:value-type="float" office:value="31.99" calcext:value-type="float">
            <text:p>31.99</text:p>
          </table:table-cell>
          <table:table-cell office:value-type="float" office:value="45.97" calcext:value-type="float">
            <text:p>45.97</text:p>
          </table:table-cell>
          <table:table-cell office:value-type="float" office:value="67.51" calcext:value-type="float">
            <text:p>67.51</text:p>
          </table:table-cell>
          <table:table-cell office:value-type="float" office:value="50.63" calcext:value-type="float">
            <text:p>50.63</text:p>
          </table:table-cell>
          <table:table-cell office:value-type="float" office:value="16.75" calcext:value-type="float">
            <text:p>16.75</text:p>
          </table:table-cell>
          <table:table-cell office:value-type="float" office:value="37.84" calcext:value-type="float">
            <text:p>37.84</text:p>
          </table:table-cell>
          <table:table-cell office:value-type="float" office:value="49.45" calcext:value-type="float">
            <text:p>49.45</text:p>
          </table:table-cell>
          <table:table-cell office:value-type="float" office:value="98.04" calcext:value-type="float">
            <text:p>98.0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Guadalajara, Mexico</text:p>
          </table:table-cell>
          <table:table-cell office:value-type="float" office:value="119.49" calcext:value-type="float">
            <text:p>119.49</text:p>
          </table:table-cell>
          <table:table-cell office:value-type="float" office:value="36.89" calcext:value-type="float">
            <text:p>36.89</text:p>
          </table:table-cell>
          <table:table-cell office:value-type="float" office:value="37.81" calcext:value-type="float">
            <text:p>37.81</text:p>
          </table:table-cell>
          <table:table-cell office:value-type="float" office:value="78.93" calcext:value-type="float">
            <text:p>78.93</text:p>
          </table:table-cell>
          <table:table-cell office:value-type="float" office:value="35" calcext:value-type="float">
            <text:p>35</text:p>
          </table:table-cell>
          <table:table-cell office:value-type="float" office:value="9.13" calcext:value-type="float">
            <text:p>9.13</text:p>
          </table:table-cell>
          <table:table-cell office:value-type="float" office:value="40.54" calcext:value-type="float">
            <text:p>40.54</text:p>
          </table:table-cell>
          <table:table-cell office:value-type="float" office:value="65.68" calcext:value-type="float">
            <text:p>65.68</text:p>
          </table:table-cell>
          <table:table-cell office:value-type="float" office:value="92.83" calcext:value-type="float">
            <text:p>92.83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Detroit, MI, United States</text:p>
          </table:table-cell>
          <table:table-cell office:value-type="float" office:value="118.87" calcext:value-type="float">
            <text:p>118.87</text:p>
          </table:table-cell>
          <table:table-cell office:value-type="float" office:value="72.63" calcext:value-type="float">
            <text:p>72.63</text:p>
          </table:table-cell>
          <table:table-cell office:value-type="float" office:value="26.53" calcext:value-type="float">
            <text:p>26.53</text:p>
          </table:table-cell>
          <table:table-cell office:value-type="float" office:value="62.88" calcext:value-type="float">
            <text:p>62.88</text:p>
          </table:table-cell>
          <table:table-cell office:value-type="float" office:value="69.73" calcext:value-type="float">
            <text:p>69.73</text:p>
          </table:table-cell>
          <table:table-cell office:value-type="float" office:value="1.55" calcext:value-type="float">
            <text:p>1.55</text:p>
          </table:table-cell>
          <table:table-cell office:value-type="float" office:value="46.21" calcext:value-type="float">
            <text:p>46.21</text:p>
          </table:table-cell>
          <table:table-cell office:value-type="float" office:value="58.48" calcext:value-type="float">
            <text:p>58.48</text:p>
          </table:table-cell>
          <table:table-cell office:value-type="float" office:value="66.03" calcext:value-type="float">
            <text:p>66.03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San Jose, Costa Rica</text:p>
          </table:table-cell>
          <table:table-cell office:value-type="float" office:value="117.71" calcext:value-type="float">
            <text:p>117.71</text:p>
          </table:table-cell>
          <table:table-cell office:value-type="float" office:value="44.07" calcext:value-type="float">
            <text:p>44.07</text:p>
          </table:table-cell>
          <table:table-cell office:value-type="float" office:value="44.65" calcext:value-type="float">
            <text:p>44.65</text:p>
          </table:table-cell>
          <table:table-cell office:value-type="float" office:value="63.19" calcext:value-type="float">
            <text:p>63.19</text:p>
          </table:table-cell>
          <table:table-cell office:value-type="float" office:value="52.08" calcext:value-type="float">
            <text:p>52.08</text:p>
          </table:table-cell>
          <table:table-cell office:value-type="float" office:value="8.83" calcext:value-type="float">
            <text:p>8.83</text:p>
          </table:table-cell>
          <table:table-cell office:value-type="float" office:value="64.02" calcext:value-type="float">
            <text:p>64.02</text:p>
          </table:table-cell>
          <table:table-cell office:value-type="float" office:value="51.95" calcext:value-type="float">
            <text:p>51.95</text:p>
          </table:table-cell>
          <table:table-cell office:value-type="float" office:value="99.48" calcext:value-type="float">
            <text:p>99.4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Medellin, Colombia</text:p>
          </table:table-cell>
          <table:table-cell office:value-type="float" office:value="117.29" calcext:value-type="float">
            <text:p>117.29</text:p>
          </table:table-cell>
          <table:table-cell office:value-type="float" office:value="27.59" calcext:value-type="float">
            <text:p>27.59</text:p>
          </table:table-cell>
          <table:table-cell office:value-type="float" office:value="48.63" calcext:value-type="float">
            <text:p>48.63</text:p>
          </table:table-cell>
          <table:table-cell office:value-type="float" office:value="76.14" calcext:value-type="float">
            <text:p>76.14</text:p>
          </table:table-cell>
          <table:table-cell office:value-type="float" office:value="31.83" calcext:value-type="float">
            <text:p>31.83</text:p>
          </table:table-cell>
          <table:table-cell office:value-type="float" office:value="17.11" calcext:value-type="float">
            <text:p>17.11</text:p>
          </table:table-cell>
          <table:table-cell office:value-type="float" office:value="39.11" calcext:value-type="float">
            <text:p>39.11</text:p>
          </table:table-cell>
          <table:table-cell office:value-type="float" office:value="62.88" calcext:value-type="float">
            <text:p>62.88</text:p>
          </table:table-cell>
          <table:table-cell office:value-type="float" office:value="99.76" calcext:value-type="float">
            <text:p>99.7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Quito, Ecuador</text:p>
          </table:table-cell>
          <table:table-cell office:value-type="float" office:value="109.35" calcext:value-type="float">
            <text:p>109.35</text:p>
          </table:table-cell>
          <table:table-cell office:value-type="float" office:value="28.61" calcext:value-type="float">
            <text:p>28.61</text:p>
          </table:table-cell>
          <table:table-cell office:value-type="float" office:value="40.67" calcext:value-type="float">
            <text:p>40.67</text:p>
          </table:table-cell>
          <table:table-cell office:value-type="float" office:value="67.79" calcext:value-type="float">
            <text:p>67.79</text:p>
          </table:table-cell>
          <table:table-cell office:value-type="float" office:value="43.95" calcext:value-type="float">
            <text:p>43.95</text:p>
          </table:table-cell>
          <table:table-cell office:value-type="float" office:value="12.44" calcext:value-type="float">
            <text:p>12.44</text:p>
          </table:table-cell>
          <table:table-cell office:value-type="float" office:value="43.48" calcext:value-type="float">
            <text:p>43.48</text:p>
          </table:table-cell>
          <table:table-cell office:value-type="float" office:value="65.94" calcext:value-type="float">
            <text:p>65.94</text:p>
          </table:table-cell>
          <table:table-cell office:value-type="float" office:value="98.97" calcext:value-type="float">
            <text:p>98.97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orto Alegre, Brazil</text:p>
          </table:table-cell>
          <table:table-cell office:value-type="float" office:value="109.24" calcext:value-type="float">
            <text:p>109.24</text:p>
          </table:table-cell>
          <table:table-cell office:value-type="float" office:value="30.18" calcext:value-type="float">
            <text:p>30.18</text:p>
          </table:table-cell>
          <table:table-cell office:value-type="float" office:value="24.98" calcext:value-type="float">
            <text:p>24.98</text:p>
          </table:table-cell>
          <table:table-cell office:value-type="float" office:value="62.47" calcext:value-type="float">
            <text:p>62.47</text:p>
          </table:table-cell>
          <table:table-cell office:value-type="float" office:value="31.9" calcext:value-type="float">
            <text:p>31.9</text:p>
          </table:table-cell>
          <table:table-cell office:value-type="float" office:value="16.43" calcext:value-type="float">
            <text:p>16.43</text:p>
          </table:table-cell>
          <table:table-cell office:value-type="float" office:value="31.98" calcext:value-type="float">
            <text:p>31.98</text:p>
          </table:table-cell>
          <table:table-cell office:value-type="float" office:value="56.43" calcext:value-type="float">
            <text:p>56.43</text:p>
          </table:table-cell>
          <table:table-cell office:value-type="float" office:value="98.74" calcext:value-type="float">
            <text:p>98.74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anama City, Panama</text:p>
          </table:table-cell>
          <table:table-cell office:value-type="float" office:value="106.27" calcext:value-type="float">
            <text:p>106.27</text:p>
          </table:table-cell>
          <table:table-cell office:value-type="float" office:value="31.02" calcext:value-type="float">
            <text:p>31.02</text:p>
          </table:table-cell>
          <table:table-cell office:value-type="float" office:value="53.25" calcext:value-type="float">
            <text:p>53.25</text:p>
          </table:table-cell>
          <table:table-cell office:value-type="float" office:value="58.68" calcext:value-type="float">
            <text:p>58.68</text:p>
          </table:table-cell>
          <table:table-cell office:value-type="float" office:value="58.57" calcext:value-type="float">
            <text:p>58.57</text:p>
          </table:table-cell>
          <table:table-cell office:value-type="float" office:value="12.37" calcext:value-type="float">
            <text:p>12.37</text:p>
          </table:table-cell>
          <table:table-cell office:value-type="float" office:value="35" calcext:value-type="float">
            <text:p>35</text:p>
          </table:table-cell>
          <table:table-cell office:value-type="float" office:value="64.69" calcext:value-type="float">
            <text:p>64.69</text:p>
          </table:table-cell>
          <table:table-cell office:value-type="float" office:value="67.84" calcext:value-type="float">
            <text:p>67.8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uenos Aires, Argentina</text:p>
          </table:table-cell>
          <table:table-cell office:value-type="float" office:value="105.73" calcext:value-type="float">
            <text:p>105.73</text:p>
          </table:table-cell>
          <table:table-cell office:value-type="float" office:value="35.29" calcext:value-type="float">
            <text:p>35.29</text:p>
          </table:table-cell>
          <table:table-cell office:value-type="float" office:value="37.42" calcext:value-type="float">
            <text:p>37.42</text:p>
          </table:table-cell>
          <table:table-cell office:value-type="float" office:value="68.31" calcext:value-type="float">
            <text:p>68.31</text:p>
          </table:table-cell>
          <table:table-cell office:value-type="float" office:value="39.24" calcext:value-type="float">
            <text:p>39.24</text:p>
          </table:table-cell>
          <table:table-cell office:value-type="float" office:value="24.61" calcext:value-type="float">
            <text:p>24.61</text:p>
          </table:table-cell>
          <table:table-cell office:value-type="float" office:value="47.9" calcext:value-type="float">
            <text:p>47.9</text:p>
          </table:table-cell>
          <table:table-cell office:value-type="float" office:value="52.06" calcext:value-type="float">
            <text:p>52.06</text:p>
          </table:table-cell>
          <table:table-cell office:value-type="float" office:value="98.28" calcext:value-type="float">
            <text:p>98.28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antiago, Chile</text:p>
          </table:table-cell>
          <table:table-cell office:value-type="float" office:value="103.18" calcext:value-type="float">
            <text:p>103.18</text:p>
          </table:table-cell>
          <table:table-cell office:value-type="float" office:value="33.23" calcext:value-type="float">
            <text:p>33.23</text:p>
          </table:table-cell>
          <table:table-cell office:value-type="float" office:value="44.83" calcext:value-type="float">
            <text:p>44.83</text:p>
          </table:table-cell>
          <table:table-cell office:value-type="float" office:value="66.04" calcext:value-type="float">
            <text:p>66.04</text:p>
          </table:table-cell>
          <table:table-cell office:value-type="float" office:value="50.62" calcext:value-type="float">
            <text:p>50.62</text:p>
          </table:table-cell>
          <table:table-cell office:value-type="float" office:value="18.69" calcext:value-type="float">
            <text:p>18.69</text:p>
          </table:table-cell>
          <table:table-cell office:value-type="float" office:value="36.8" calcext:value-type="float">
            <text:p>36.8</text:p>
          </table:table-cell>
          <table:table-cell office:value-type="float" office:value="70.28" calcext:value-type="float">
            <text:p>70.28</text:p>
          </table:table-cell>
          <table:table-cell office:value-type="float" office:value="90.21" calcext:value-type="float">
            <text:p>90.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elo Horizonte, Brazil</text:p>
          </table:table-cell>
          <table:table-cell office:value-type="float" office:value="102.62" calcext:value-type="float">
            <text:p>102.62</text:p>
          </table:table-cell>
          <table:table-cell office:value-type="float" office:value="23.6" calcext:value-type="float">
            <text:p>23.6</text:p>
          </table:table-cell>
          <table:table-cell office:value-type="float" office:value="36.21" calcext:value-type="float">
            <text:p>36.21</text:p>
          </table:table-cell>
          <table:table-cell office:value-type="float" office:value="62.64" calcext:value-type="float">
            <text:p>62.64</text:p>
          </table:table-cell>
          <table:table-cell office:value-type="float" office:value="32.09" calcext:value-type="float">
            <text:p>32.09</text:p>
          </table:table-cell>
          <table:table-cell office:value-type="float" office:value="22.64" calcext:value-type="float">
            <text:p>22.64</text:p>
          </table:table-cell>
          <table:table-cell office:value-type="float" office:value="43.74" calcext:value-type="float">
            <text:p>43.74</text:p>
          </table:table-cell>
          <table:table-cell office:value-type="float" office:value="52.66" calcext:value-type="float">
            <text:p>52.6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uatemala City, Guatemala</text:p>
          </table:table-cell>
          <table:table-cell office:value-type="float" office:value="96.29" calcext:value-type="float">
            <text:p>96.29</text:p>
          </table:table-cell>
          <table:table-cell office:value-type="float" office:value="25.36" calcext:value-type="float">
            <text:p>25.36</text:p>
          </table:table-cell>
          <table:table-cell office:value-type="float" office:value="37.72" calcext:value-type="float">
            <text:p>37.72</text:p>
          </table:table-cell>
          <table:table-cell office:value-type="float" office:value="61.9" calcext:value-type="float">
            <text:p>61.9</text:p>
          </table:table-cell>
          <table:table-cell office:value-type="float" office:value="46.22" calcext:value-type="float">
            <text:p>46.22</text:p>
          </table:table-cell>
          <table:table-cell office:value-type="float" office:value="13.79" calcext:value-type="float">
            <text:p>13.79</text:p>
          </table:table-cell>
          <table:table-cell office:value-type="float" office:value="48.19" calcext:value-type="float">
            <text:p>48.19</text:p>
          </table:table-cell>
          <table:table-cell office:value-type="float" office:value="72.38" calcext:value-type="float">
            <text:p>72.38</text:p>
          </table:table-cell>
          <table:table-cell office:value-type="float" office:value="99.89" calcext:value-type="float">
            <text:p>99.8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Mexico City, Mexico</text:p>
          </table:table-cell>
          <table:table-cell office:value-type="float" office:value="88.33" calcext:value-type="float">
            <text:p>88.33</text:p>
          </table:table-cell>
          <table:table-cell office:value-type="float" office:value="38.15" calcext:value-type="float">
            <text:p>38.15</text:p>
          </table:table-cell>
          <table:table-cell office:value-type="float" office:value="30.75" calcext:value-type="float">
            <text:p>30.75</text:p>
          </table:table-cell>
          <table:table-cell office:value-type="float" office:value="65.08" calcext:value-type="float">
            <text:p>65.08</text:p>
          </table:table-cell>
          <table:table-cell office:value-type="float" office:value="40.52" calcext:value-type="float">
            <text:p>40.52</text:p>
          </table:table-cell>
          <table:table-cell office:value-type="float" office:value="13.9" calcext:value-type="float">
            <text:p>13.9</text:p>
          </table:table-cell>
          <table:table-cell office:value-type="float" office:value="51.61" calcext:value-type="float">
            <text:p>51.61</text:p>
          </table:table-cell>
          <table:table-cell office:value-type="float" office:value="83.05" calcext:value-type="float">
            <text:p>83.05</text:p>
          </table:table-cell>
          <table:table-cell office:value-type="float" office:value="92.37" calcext:value-type="float">
            <text:p>92.37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ogota, Colombia</text:p>
          </table:table-cell>
          <table:table-cell office:value-type="float" office:value="84.46" calcext:value-type="float">
            <text:p>84.46</text:p>
          </table:table-cell>
          <table:table-cell office:value-type="float" office:value="22.7" calcext:value-type="float">
            <text:p>22.7</text:p>
          </table:table-cell>
          <table:table-cell office:value-type="float" office:value="37.19" calcext:value-type="float">
            <text:p>37.19</text:p>
          </table:table-cell>
          <table:table-cell office:value-type="float" office:value="64.48" calcext:value-type="float">
            <text:p>64.48</text:p>
          </table:table-cell>
          <table:table-cell office:value-type="float" office:value="33.34" calcext:value-type="float">
            <text:p>33.34</text:p>
          </table:table-cell>
          <table:table-cell office:value-type="float" office:value="25.86" calcext:value-type="float">
            <text:p>25.86</text:p>
          </table:table-cell>
          <table:table-cell office:value-type="float" office:value="51.13" calcext:value-type="float">
            <text:p>51.13</text:p>
          </table:table-cell>
          <table:table-cell office:value-type="float" office:value="69.93" calcext:value-type="float">
            <text:p>69.93</text:p>
          </table:table-cell>
          <table:table-cell office:value-type="float" office:value="97.12" calcext:value-type="float">
            <text:p>97.12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ao Paulo, Brazil</text:p>
          </table:table-cell>
          <table:table-cell office:value-type="float" office:value="84.25" calcext:value-type="float">
            <text:p>84.25</text:p>
          </table:table-cell>
          <table:table-cell office:value-type="float" office:value="32.87" calcext:value-type="float">
            <text:p>32.87</text:p>
          </table:table-cell>
          <table:table-cell office:value-type="float" office:value="29.62" calcext:value-type="float">
            <text:p>29.62</text:p>
          </table:table-cell>
          <table:table-cell office:value-type="float" office:value="58.1" calcext:value-type="float">
            <text:p>58.1</text:p>
          </table:table-cell>
          <table:table-cell office:value-type="float" office:value="36.55" calcext:value-type="float">
            <text:p>36.55</text:p>
          </table:table-cell>
          <table:table-cell office:value-type="float" office:value="17.77" calcext:value-type="float">
            <text:p>17.77</text:p>
          </table:table-cell>
          <table:table-cell office:value-type="float" office:value="50.76" calcext:value-type="float">
            <text:p>50.76</text:p>
          </table:table-cell>
          <table:table-cell office:value-type="float" office:value="79.73" calcext:value-type="float">
            <text:p>79.73</text:p>
          </table:table-cell>
          <table:table-cell office:value-type="float" office:value="99.04" calcext:value-type="float">
            <text:p>99.04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Lima, Peru</text:p>
          </table:table-cell>
          <table:table-cell office:value-type="float" office:value="79.92" calcext:value-type="float">
            <text:p>79.92</text:p>
          </table:table-cell>
          <table:table-cell office:value-type="float" office:value="27.12" calcext:value-type="float">
            <text:p>27.12</text:p>
          </table:table-cell>
          <table:table-cell office:value-type="float" office:value="30.05" calcext:value-type="float">
            <text:p>30.05</text:p>
          </table:table-cell>
          <table:table-cell office:value-type="float" office:value="58.59" calcext:value-type="float">
            <text:p>58.59</text:p>
          </table:table-cell>
          <table:table-cell office:value-type="float" office:value="39.21" calcext:value-type="float">
            <text:p>39.21</text:p>
          </table:table-cell>
          <table:table-cell office:value-type="float" office:value="16.67" calcext:value-type="float">
            <text:p>16.67</text:p>
          </table:table-cell>
          <table:table-cell office:value-type="float" office:value="50.14" calcext:value-type="float">
            <text:p>50.14</text:p>
          </table:table-cell>
          <table:table-cell office:value-type="float" office:value="84.44" calcext:value-type="float">
            <text:p>84.44</text:p>
          </table:table-cell>
          <table:table-cell office:value-type="float" office:value="97.69" calcext:value-type="float">
            <text:p>97.69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Recife, Brazil</text:p>
          </table:table-cell>
          <table:table-cell office:value-type="float" office:value="79.56" calcext:value-type="float">
            <text:p>79.56</text:p>
          </table:table-cell>
          <table:table-cell office:value-type="float" office:value="21.26" calcext:value-type="float">
            <text:p>21.26</text:p>
          </table:table-cell>
          <table:table-cell office:value-type="float" office:value="23.91" calcext:value-type="float">
            <text:p>23.91</text:p>
          </table:table-cell>
          <table:table-cell office:value-type="float" office:value="61.94" calcext:value-type="float">
            <text:p>61.94</text:p>
          </table:table-cell>
          <table:table-cell office:value-type="float" office:value="31.66" calcext:value-type="float">
            <text:p>31.66</text:p>
          </table:table-cell>
          <table:table-cell office:value-type="float" office:value="19.06" calcext:value-type="float">
            <text:p>19.06</text:p>
          </table:table-cell>
          <table:table-cell office:value-type="float" office:value="45.97" calcext:value-type="float">
            <text:p>45.97</text:p>
          </table:table-cell>
          <table:table-cell office:value-type="float" office:value="70.33" calcext:value-type="float">
            <text:p>70.33</text:p>
          </table:table-cell>
          <table:table-cell office:value-type="float" office:value="79.28" calcext:value-type="float">
            <text:p>79.2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aracas, Venezuela</text:p>
          </table:table-cell>
          <table:table-cell office:value-type="float" office:value="75.32" calcext:value-type="float">
            <text:p>75.32</text:p>
          </table:table-cell>
          <table:table-cell office:value-type="float" office:value="15.58" calcext:value-type="float">
            <text:p>15.58</text:p>
          </table:table-cell>
          <table:table-cell office:value-type="float" office:value="15.32" calcext:value-type="float">
            <text:p>15.32</text:p>
          </table:table-cell>
          <table:table-cell office:value-type="float" office:value="38.92" calcext:value-type="float">
            <text:p>38.92</text:p>
          </table:table-cell>
          <table:table-cell office:value-type="float" office:value="50.63" calcext:value-type="float">
            <text:p>50.63</text:p>
          </table:table-cell>
          <table:table-cell office:value-type="float" office:value="15.38" calcext:value-type="float">
            <text:p>15.38</text:p>
          </table:table-cell>
          <table:table-cell office:value-type="float" office:value="35.94" calcext:value-type="float">
            <text:p>35.94</text:p>
          </table:table-cell>
          <table:table-cell office:value-type="float" office:value="73.56" calcext:value-type="float">
            <text:p>73.56</text:p>
          </table:table-cell>
          <table:table-cell office:value-type="float" office:value="99.93" calcext:value-type="float">
            <text:p>99.93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io de Janeiro, Brazil</text:p>
          </table:table-cell>
          <table:table-cell office:value-type="float" office:value="69.67" calcext:value-type="float">
            <text:p>69.67</text:p>
          </table:table-cell>
          <table:table-cell office:value-type="float" office:value="23.67" calcext:value-type="float">
            <text:p>23.67</text:p>
          </table:table-cell>
          <table:table-cell office:value-type="float" office:value="22.48" calcext:value-type="float">
            <text:p>22.48</text:p>
          </table:table-cell>
          <table:table-cell office:value-type="float" office:value="43.78" calcext:value-type="float">
            <text:p>43.78</text:p>
          </table:table-cell>
          <table:table-cell office:value-type="float" office:value="33.45" calcext:value-type="float">
            <text:p>33.45</text:p>
          </table:table-cell>
          <table:table-cell office:value-type="float" office:value="23.61" calcext:value-type="float">
            <text:p>23.61</text:p>
          </table:table-cell>
          <table:table-cell office:value-type="float" office:value="52.07" calcext:value-type="float">
            <text:p>52.07</text:p>
          </table:table-cell>
          <table:table-cell office:value-type="float" office:value="67.47" calcext:value-type="float">
            <text:p>67.47</text:p>
          </table:table-cell>
          <table:table-cell office:value-type="float" office:value="88.22" calcext:value-type="float">
            <text:p>88.22</text:p>
          </table:table-cell>
        </table:table-row>
        <table:table-row table:style-name="ro1">
          <table:table-cell office:value-type="string" calcext:value-type="string">
            <text:p>Showing 1 to 86 of 86 entries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9:31:30.128272427</meta:creation-date>
    <dc:date>2021-05-01T19:32:14.763631347</dc:date>
    <meta:editing-duration>PT44S</meta:editing-duration>
    <meta:editing-cycles>1</meta:editing-cycles>
    <meta:document-statistic meta:table-count="1" meta:cell-count="958" meta:object-count="0"/>
    <meta:generator>LibreOffice/6.4.7.2$Linux_X86_64 LibreOffice_project/40$Build-2</meta:generator>
  </office:meta>
</office:document-meta>
</file>